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cm" style:rel-width="100%" table:align="center" fo:keep-with-next="always"/>
    </style:style>
    <style:style style:name="Table1.A" style:family="table-column">
      <style:table-column-properties style:column-width="3.999cm" style:rel-column-width="2267*"/>
    </style:style>
    <style:style style:name="Table1.B" style:family="table-column">
      <style:table-column-properties style:column-width="0.049cm" style:rel-column-width="28*"/>
    </style:style>
    <style:style style:name="Table1.C" style:family="table-column">
      <style:table-column-properties style:column-width="3.976cm" style:rel-column-width="2254*"/>
    </style:style>
    <style:style style:name="Table1.D" style:family="table-column">
      <style:table-column-properties style:column-width="3.981cm" style:rel-column-width="2257*"/>
    </style:style>
    <style:style style:name="Table1.E" style:family="table-column">
      <style:table-column-properties style:column-width="3.995cm" style:rel-column-width="2265*"/>
    </style:style>
    <style:style style:name="Table1.1" style:family="table-row">
      <style:table-row-properties style:min-row-height="0.587cm" fo:keep-together="always" style:use-optimal-row-height="false"/>
    </style:style>
    <style:style style:name="Table1.A1" style:family="table-cell">
      <style:table-cell-properties style:vertical-align="middle" fo:background-color="#ddddd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1.069cm" fo:keep-together="always" style:use-optimal-row-height="false"/>
    </style:style>
    <style:style style:name="Table1.A2" style:family="table-cell">
      <style:table-cell-properties style:vertical-align="middle"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.4" style:family="table-row">
      <style:table-row-properties style:min-row-height="0.635cm" fo:keep-together="always" style:use-optimal-row-height="false"/>
    </style:style>
    <style:style style:name="Table1.A4" style:family="table-cell">
      <style:table-cell-properties style:vertical-align="middle" fo:background-color="#dddd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A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A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A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C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D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E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10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A1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1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1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A1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1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1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C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D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E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.A1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C1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D1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E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C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D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E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.A19" style:family="table-cell">
      <style:table-cell-properties style:vertical-align="middle" fo:background-color="#dddddd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1.E19" style:family="table-cell">
      <style:table-cell-properties style:vertical-align="middle" fo:background-color="#dddddd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20" style:family="table-cell">
      <style:table-cell-properties style:vertical-align="middle" fo:background-color="#ffffff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1.E20" style:family="table-cell">
      <style:table-cell-properties style:vertical-align="middle" fo:background-color="#ffffff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23" style:family="table-cell">
      <style:table-cell-properties style:vertical-align="middle" fo:background-color="#f3f3f3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2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2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2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2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A2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2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2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2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A26" style:family="table-cell">
      <style:table-cell-properties style:vertical-align="middle" fo:background-color="#b2b2b2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2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2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2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27" style:family="table-row">
      <style:table-row-properties style:min-row-height="0.492cm" fo:keep-together="always" style:use-optimal-row-height="false"/>
    </style:style>
    <style:style style:name="Table1.C2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D2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E2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4.3cm" table:align="center" fo:keep-with-next="auto"/>
    </style:style>
    <style:style style:name="Table2.A" style:family="table-column">
      <style:table-column-properties style:column-width="4.166cm"/>
    </style:style>
    <style:style style:name="Table2.B" style:family="table-column">
      <style:table-column-properties style:column-width="1.693cm"/>
    </style:style>
    <style:style style:name="Table2.C" style:family="table-column">
      <style:table-column-properties style:column-width="1.695cm"/>
    </style:style>
    <style:style style:name="Table2.G" style:family="table-column">
      <style:table-column-properties style:column-width="1.66cm"/>
    </style:style>
    <style:style style:name="Table2.1" style:family="table-row">
      <style:table-row-properties style:min-row-height="0.921cm"/>
    </style:style>
    <style:style style:name="Table2.A1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2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2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le2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1" style:family="table">
      <style:table-properties style:width="15.991cm" table:align="center" fo:keep-with-next="always"/>
    </style:style>
    <style:style style:name="Tabela1.A" style:family="table-column">
      <style:table-column-properties style:column-width="4.163cm"/>
    </style:style>
    <style:style style:name="Tabela1.B" style:family="table-column">
      <style:table-column-properties style:column-width="1.693cm"/>
    </style:style>
    <style:style style:name="Tabela1.G" style:family="table-column">
      <style:table-column-properties style:column-width="1.681cm"/>
    </style:style>
    <style:style style:name="Tabela1.1" style:family="table-row">
      <style:table-row-properties style:min-row-height="0.529cm"/>
    </style:style>
    <style:style style:name="Tabela1.A1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ela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1.2" style:family="table-row">
      <style:table-row-properties style:min-row-height="0.921cm"/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Capa_3a__20_identificações">
      <style:text-properties officeooo:paragraph-rsid="000e294c"/>
    </style:style>
    <style:style style:name="P2" style:family="paragraph" style:parent-style-name="Corpo_20_do_20_texto_3a__20_texto_20__28_geral_29_">
      <style:paragraph-properties fo:margin-left="0cm" fo:margin-right="0cm" fo:text-indent="0cm" style:auto-text-indent="false"/>
    </style:style>
    <style:style style:name="P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2704f8"/>
    </style:style>
    <style:style style:name="P4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0666620" officeooo:paragraph-rsid="0067d6ac" style:font-style-asian="normal" style:font-style-complex="normal"/>
    </style:style>
    <style:style style:name="P5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b83572"/>
    </style:style>
    <style:style style:name="P6" style:family="paragraph" style:parent-style-name="Corpo_20_do_20_texto_3a__20_texto_20__28_geral_29_">
      <style:paragraph-properties fo:margin-left="0cm" fo:margin-right="0cm" fo:text-indent="0cm" style:auto-text-indent="false"/>
      <style:text-properties fo:language="en" fo:country="US" fo:font-style="normal" fo:font-weight="normal" officeooo:rsid="01013423" officeooo:paragraph-rsid="0168563c" style:font-style-asian="normal" style:font-weight-asian="normal" style:font-style-complex="normal" style:font-weight-complex="normal"/>
    </style:style>
    <style:style style:name="P7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3468ea"/>
    </style:style>
    <style:style style:name="P8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36af18"/>
    </style:style>
    <style:style style:name="P9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38934d" officeooo:paragraph-rsid="0238934d"/>
    </style:style>
    <style:style style:name="P10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41c1d3"/>
    </style:style>
    <style:style style:name="P11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41d5cb" officeooo:paragraph-rsid="0241d5cb"/>
    </style:style>
    <style:style style:name="P12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482aef"/>
    </style:style>
    <style:style style:name="P13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490614" officeooo:paragraph-rsid="02490614"/>
    </style:style>
    <style:style style:name="P14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4c8f23"/>
    </style:style>
    <style:style style:name="P15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4d9baf" officeooo:paragraph-rsid="024d9baf"/>
    </style:style>
    <style:style style:name="P16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500789" officeooo:paragraph-rsid="02500789"/>
    </style:style>
    <style:style style:name="P17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5378df" officeooo:paragraph-rsid="025378df"/>
    </style:style>
    <style:style style:name="P18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53d980"/>
    </style:style>
    <style:style style:name="P19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557b22" officeooo:paragraph-rsid="02557b22"/>
    </style:style>
    <style:style style:name="P20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599eb7"/>
    </style:style>
    <style:style style:name="P21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599ebf" officeooo:paragraph-rsid="02599ebf"/>
    </style:style>
    <style:style style:name="P22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5b3cad"/>
    </style:style>
    <style:style style:name="P2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60b36e"/>
    </style:style>
    <style:style style:name="P24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officeooo:paragraph-rsid="02543c93"/>
    </style:style>
    <style:style style:name="P25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paragraph-rsid="02543c93"/>
    </style:style>
    <style:style style:name="P26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officeooo:paragraph-rsid="02543c93"/>
    </style:style>
    <style:style style:name="P27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Times New Roman1" fo:font-size="11pt" officeooo:paragraph-rsid="02543c93" style:font-size-asian="11pt" style:font-size-complex="11pt"/>
    </style:style>
    <style:style style:name="P28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Times New Roman1" fo:font-size="11pt" officeooo:rsid="038e35a7" officeooo:paragraph-rsid="038e35a7" style:font-size-asian="11pt" style:font-size-complex="11pt"/>
    </style:style>
    <style:style style:name="P29" style:family="paragraph" style:parent-style-name="Normal">
      <style:paragraph-properties fo:margin-left="0cm" fo:margin-right="0cm" fo:text-align="end" style:justify-single-word="false" fo:text-indent="0cm" style:auto-text-indent="false"/>
      <style:text-properties fo:color="#000000" style:font-name="Times New Roman1" fo:font-size="10pt" fo:font-weight="bold" officeooo:paragraph-rsid="0260b36e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30" style:family="paragraph" style:parent-style-name="Normal">
      <style:paragraph-properties fo:margin-left="0cm" fo:margin-right="0cm" fo:text-align="center" style:justify-single-word="false" fo:text-indent="0cm" style:auto-text-indent="false"/>
      <style:text-properties fo:color="#000000" style:font-name="Times New Roman1" fo:font-size="10pt" fo:font-weight="bold" officeooo:paragraph-rsid="025f116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31" style:family="paragraph" style:parent-style-name="Corpo_20_do_20_texto_3a__20_texto_20__28_geral_29_">
      <style:text-properties officeooo:rsid="0238934d" officeooo:paragraph-rsid="0238934d"/>
    </style:style>
    <style:style style:name="P32" style:family="paragraph" style:parent-style-name="Corpo_20_do_20_texto_3a__20_texto_20__28_geral_29_">
      <style:text-properties officeooo:rsid="0241d5cb" officeooo:paragraph-rsid="0241d5cb"/>
    </style:style>
    <style:style style:name="P33" style:family="paragraph" style:parent-style-name="Corpo_20_do_20_texto_3a__20_texto_20__28_geral_29_">
      <style:text-properties officeooo:rsid="02490614" officeooo:paragraph-rsid="02490614"/>
    </style:style>
    <style:style style:name="P34" style:family="paragraph" style:parent-style-name="Corpo_20_do_20_texto_3a__20_texto_20__28_geral_29_">
      <style:text-properties officeooo:rsid="024d9baf" officeooo:paragraph-rsid="024d9baf"/>
    </style:style>
    <style:style style:name="P35" style:family="paragraph" style:parent-style-name="Corpo_20_do_20_texto_3a__20_texto_20__28_geral_29_">
      <style:text-properties officeooo:rsid="025378df" officeooo:paragraph-rsid="025378df"/>
    </style:style>
    <style:style style:name="P36" style:family="paragraph" style:parent-style-name="Corpo_20_do_20_texto_3a__20_texto_20__28_geral_29_">
      <style:text-properties officeooo:rsid="02599ebf" officeooo:paragraph-rsid="02599ebf"/>
    </style:style>
    <style:style style:name="P37" style:family="paragraph" style:parent-style-name="Corpo_20_do_20_texto_3a__20_texto_20__28_geral_29_">
      <style:text-properties officeooo:rsid="0266d0b1" officeooo:paragraph-rsid="0266d0b1"/>
    </style:style>
    <style:style style:name="P38" style:family="paragraph" style:parent-style-name="Corpo_20_do_20_texto_3a__20_texto_20__28_geral_29_">
      <style:text-properties officeooo:rsid="02543c93" officeooo:paragraph-rsid="02543c93"/>
    </style:style>
    <style:style style:name="P39" style:family="paragraph" style:parent-style-name="Corpo_20_do_20_texto_3a__20_texto_20__28_geral_29_">
      <style:text-properties officeooo:rsid="02557b22" officeooo:paragraph-rsid="02557b22"/>
    </style:style>
    <style:style style:name="P40" style:family="paragraph" style:parent-style-name="Listas_3a__20_titulos">
      <style:text-properties officeooo:paragraph-rsid="00115706"/>
    </style:style>
    <style:style style:name="P41" style:family="paragraph" style:parent-style-name="Corpo_20_do_20_texto_3a__20_texto_20__28_referência_29_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P42" style:family="paragraph" style:parent-style-name="Corpo_20_do_20_texto_3a__20_texto_20__28_referência_29_">
      <style:text-properties officeooo:paragraph-rsid="02742a23"/>
    </style:style>
    <style:style style:name="P43" style:family="paragraph" style:parent-style-name="Corpo_20_do_20_texto_3a__20_texto_20__28_referência_29_">
      <style:text-properties officeooo:paragraph-rsid="027acdce"/>
    </style:style>
    <style:style style:name="P44" style:family="paragraph" style:parent-style-name="Corpo_20_do_20_texto_3a__20_texto_20__28_referência_29_">
      <style:text-properties officeooo:rsid="02e3159a" officeooo:paragraph-rsid="02e3159a"/>
    </style:style>
    <style:style style:name="P45" style:family="paragraph" style:parent-style-name="Corpo_20_do_20_texto_3a__20_texto_20__28_referência_29_">
      <style:text-properties officeooo:rsid="02e4585b" officeooo:paragraph-rsid="02e4585b"/>
    </style:style>
    <style:style style:name="P46" style:family="paragraph" style:parent-style-name="Corpo_20_do_20_texto_3a__20_texto_20__28_referência_29_">
      <style:text-properties officeooo:rsid="034d0a17" officeooo:paragraph-rsid="034d0a17"/>
    </style:style>
    <style:style style:name="P47" style:family="paragraph" style:parent-style-name="Corpo_20_do_20_texto_3a__20_texto_20__28_referência_29_">
      <style:text-properties officeooo:rsid="034e391e" officeooo:paragraph-rsid="034e391e"/>
    </style:style>
    <style:style style:name="P48" style:family="paragraph" style:parent-style-name="Corpo_20_do_20_texto_3a__20_texto_20__28_referência_29_">
      <style:text-properties officeooo:rsid="03519071" officeooo:paragraph-rsid="03519071"/>
    </style:style>
    <style:style style:name="P49" style:family="paragraph" style:parent-style-name="Normal">
      <style:paragraph-properties fo:text-align="center" style:justify-single-word="false"/>
      <style:text-properties fo:color="#000000" style:font-name="Times New Roman1" fo:font-size="10pt" fo:font-weight="bold" officeooo:paragraph-rsid="0260b36e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0" style:family="paragraph" style:parent-style-name="Normal">
      <style:paragraph-properties fo:text-align="center" style:justify-single-word="false"/>
      <style:text-properties fo:color="#000000" style:font-name="Times New Roman1" fo:font-size="10pt" fo:font-weight="bold" officeooo:paragraph-rsid="025f116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1" style:family="paragraph" style:parent-style-name="Normal">
      <style:paragraph-properties fo:text-align="start" style:justify-single-word="false"/>
      <style:text-properties fo:color="#000000" style:font-name="Times New Roman1" fo:font-size="10pt" fo:font-weight="bold" officeooo:paragraph-rsid="0260b36e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2" style:family="paragraph" style:parent-style-name="Normal">
      <style:paragraph-properties fo:text-align="center" style:justify-single-word="false"/>
      <style:text-properties fo:color="#000000" style:font-name="Times New Roman1" fo:font-size="10pt" fo:font-weight="bold" officeooo:rsid="002753fc" officeooo:paragraph-rsid="0260b36e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3" style:family="paragraph" style:parent-style-name="Normal">
      <style:paragraph-properties fo:text-align="center" style:justify-single-word="false"/>
      <style:text-properties fo:color="#000000" style:font-name="Times New Roman1" fo:font-size="10pt" fo:font-weight="bold" officeooo:rsid="00289a9b" officeooo:paragraph-rsid="025f116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4" style:family="paragraph" style:parent-style-name="Normal">
      <style:paragraph-properties fo:text-align="center" style:justify-single-word="false"/>
      <style:text-properties fo:color="#000000" style:font-name="Times New Roman1" fo:font-size="10pt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55" style:family="paragraph" style:parent-style-name="Normal">
      <style:paragraph-properties fo:text-align="center" style:justify-single-word="false"/>
      <style:text-properties fo:color="#000000" style:font-name="Times New Roman1" fo:font-size="10pt" officeooo:paragraph-rsid="025f116a" style:font-name-asian="Times New Roman1" style:font-size-asian="10pt" style:language-asian="pt" style:country-asian="BR" style:font-name-complex="Times New Roman1" style:font-size-complex="10pt"/>
    </style:style>
    <style:style style:name="P56" style:family="paragraph" style:parent-style-name="Normal">
      <style:paragraph-properties fo:text-align="center" style:justify-single-word="false"/>
      <style:text-properties fo:color="#000000" style:font-name="Times New Roman1" fo:font-size="10pt" officeooo:rsid="002753fc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57" style:family="paragraph" style:parent-style-name="Normal">
      <style:paragraph-properties fo:text-align="center" style:justify-single-word="false"/>
      <style:text-properties fo:color="#000000" style:font-name="Times New Roman1" fo:font-size="10pt" officeooo:rsid="002b07d7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58" style:family="paragraph" style:parent-style-name="Normal">
      <style:paragraph-properties fo:text-align="center" style:justify-single-word="false"/>
      <style:text-properties fo:color="#000000" style:font-name="Times New Roman1" fo:font-size="10pt" officeooo:rsid="002ae653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59" style:family="paragraph" style:parent-style-name="Normal">
      <style:paragraph-properties fo:text-align="center" style:justify-single-word="false"/>
      <style:text-properties fo:color="#000000" style:font-name="Times New Roman1" fo:font-size="10pt" officeooo:rsid="00289a9b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60" style:family="paragraph" style:parent-style-name="Normal">
      <style:paragraph-properties fo:text-align="center" style:justify-single-word="false"/>
      <style:text-properties fo:color="#000000" style:font-name="Times New Roman1" fo:font-size="10pt" officeooo:rsid="0027e992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61" style:family="paragraph" style:parent-style-name="Normal">
      <style:paragraph-properties fo:text-align="center" style:justify-single-word="false"/>
      <style:text-properties fo:color="#000000" style:font-name="Times New Roman1" fo:font-size="10pt" officeooo:rsid="0029f2da" officeooo:paragraph-rsid="025f116a" style:font-name-asian="Times New Roman1" style:font-size-asian="10pt" style:language-asian="pt" style:country-asian="BR" style:font-name-complex="Times New Roman1" style:font-size-complex="10pt"/>
    </style:style>
    <style:style style:name="P62" style:family="paragraph" style:parent-style-name="Normal">
      <style:paragraph-properties fo:text-align="center" style:justify-single-word="false"/>
      <style:text-properties fo:color="#000000" style:font-name="Times New Roman1" fo:font-size="10pt" officeooo:rsid="025f116a" officeooo:paragraph-rsid="025f116a" style:font-name-asian="Times New Roman1" style:font-size-asian="10pt" style:language-asian="pt" style:country-asian="BR" style:font-name-complex="Times New Roman1" style:font-size-complex="10pt"/>
    </style:style>
    <style:style style:name="P63" style:family="paragraph" style:parent-style-name="Normal">
      <style:paragraph-properties fo:text-align="center" style:justify-single-word="false"/>
      <style:text-properties fo:color="#000000" style:font-name="Times New Roman1" fo:font-size="10pt" fo:language="pt" fo:country="BR" officeooo:rsid="0027e992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64" style:family="paragraph" style:parent-style-name="Normal">
      <style:paragraph-properties fo:text-align="center" style:justify-single-word="false"/>
      <style:text-properties fo:color="#000000" style:font-name="Times New Roman1" fo:font-size="16pt" officeooo:paragraph-rsid="025f116a" style:font-name-asian="Times New Roman1" style:font-size-asian="16pt" style:language-asian="pt" style:country-asian="BR" style:font-name-complex="Times New Roman1" style:font-size-complex="16pt"/>
    </style:style>
    <style:style style:name="P65" style:family="paragraph" style:parent-style-name="Capa_3a__20_título">
      <style:text-properties officeooo:rsid="039b6797" officeooo:paragraph-rsid="039b6797"/>
    </style:style>
    <style:style style:name="P66" style:family="paragraph" style:parent-style-name="TCC_20_Univás">
      <style:text-properties fo:font-size="11pt" style:font-size-asian="11pt" style:font-size-complex="11pt"/>
    </style:style>
    <style:style style:name="P67" style:family="paragraph" style:parent-style-name="Capa_3a__20_identificações" style:master-page-name="TCC_20_Univás_3a__20_elementos_20_pré-textuais">
      <style:paragraph-properties style:page-number="auto"/>
    </style:style>
    <style:style style:name="P68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paragraph-rsid="02543c93"/>
    </style:style>
    <style:style style:name="P69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officeooo:paragraph-rsid="02543c93"/>
    </style:style>
    <style:style style:name="P70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Times New Roman1" fo:font-size="11pt" officeooo:paragraph-rsid="02543c93" style:font-size-asian="11pt" style:font-size-complex="11pt"/>
    </style:style>
    <style:style style:name="P71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Times New Roman1" fo:font-size="11pt" officeooo:rsid="03995c8d" officeooo:paragraph-rsid="03995c8d" style:font-size-asian="11pt" style:font-size-complex="11pt"/>
    </style:style>
    <style:style style:name="P72" style:family="paragraph" style:parent-style-name="Listas_3a__20_titulos" style:master-page-name="TCC_20_Univás_3a__20_elementos_20_pré-textuais">
      <style:paragraph-properties style:page-number="auto"/>
    </style:style>
    <style:style style:name="P73" style:family="paragraph" style:parent-style-name="Listas_3a__20_titulos" style:master-page-name="TCC_20_Univás_3a__20_elementos_20_pré-textuais">
      <style:paragraph-properties style:page-number="auto"/>
      <style:text-properties officeooo:rsid="00115706" officeooo:paragraph-rsid="00115706"/>
    </style:style>
    <style:style style:name="P74" style:family="paragraph" style:parent-style-name="Listas_3a__20_titulos" style:master-page-name="TCC_20_Univás_3a__20_elementos_20_pré-textuais">
      <style:paragraph-properties style:page-number="1"/>
    </style:style>
    <style:style style:name="P75" style:family="paragraph" style:parent-style-name="Corpo_20_do_20_texto_3a__20_título_20__28_geral_29_" style:master-page-name="TCC_20_Univás_3a__20_elementos_20_textuais_20__28_sem_20_núm._20_pág._29_">
      <style:paragraph-properties style:page-number="auto"/>
    </style:style>
    <style:style style:name="P76" style:family="paragraph" style:parent-style-name="Corpo_20_do_20_texto_3a__20_título_20__28_geral_29_" style:master-page-name="TCC_20_Univás_3a__20_elementos_20_textuais_20__28_sem_20_núm._20_pág._29_">
      <style:paragraph-properties style:page-number="auto"/>
      <style:text-properties officeooo:rsid="00ba3833" officeooo:paragraph-rsid="0260b36e"/>
    </style:style>
    <style:style style:name="P77" style:family="paragraph" style:parent-style-name="Corpo_20_do_20_texto_3a__20_subtítulos_20_2">
      <style:text-properties officeooo:rsid="025b3cad" officeooo:paragraph-rsid="025b3cad"/>
    </style:style>
    <style:style style:name="P78" style:family="paragraph" style:parent-style-name="Corpo_20_do_20_texto_3a__20_subtítulos_20_2">
      <style:text-properties officeooo:rsid="0260b36e" officeooo:paragraph-rsid="0260b36e"/>
    </style:style>
    <style:style style:name="P79" style:family="paragraph" style:parent-style-name="Corpo_20_do_20_texto_3a__20_subtítulos_20_1">
      <style:text-properties officeooo:rsid="023468ea" officeooo:paragraph-rsid="023468ea"/>
    </style:style>
    <style:style style:name="P80" style:family="paragraph" style:parent-style-name="Corpo_20_do_20_texto_3a__20_subtítulos_20_1">
      <style:text-properties officeooo:rsid="0236af18" officeooo:paragraph-rsid="0236af18"/>
    </style:style>
    <style:style style:name="P81" style:family="paragraph" style:parent-style-name="Corpo_20_do_20_texto_3a__20_subtítulos_20_1">
      <style:text-properties officeooo:rsid="0241c1d3" officeooo:paragraph-rsid="0241c1d3"/>
    </style:style>
    <style:style style:name="P82" style:family="paragraph" style:parent-style-name="Corpo_20_do_20_texto_3a__20_subtítulos_20_1">
      <style:text-properties officeooo:rsid="02482aef" officeooo:paragraph-rsid="02482aef"/>
    </style:style>
    <style:style style:name="P83" style:family="paragraph" style:parent-style-name="Corpo_20_do_20_texto_3a__20_subtítulos_20_1">
      <style:text-properties officeooo:rsid="024c8f23" officeooo:paragraph-rsid="024c8f23"/>
    </style:style>
    <style:style style:name="P84" style:family="paragraph" style:parent-style-name="Corpo_20_do_20_texto_3a__20_subtítulos_20_1">
      <style:text-properties officeooo:rsid="0253d980" officeooo:paragraph-rsid="0253d980"/>
    </style:style>
    <style:style style:name="P85" style:family="paragraph" style:parent-style-name="Corpo_20_do_20_texto_3a__20_subtítulos_20_1">
      <style:text-properties officeooo:rsid="02599eb7" officeooo:paragraph-rsid="02599eb7"/>
    </style:style>
    <style:style style:name="P86" style:family="paragraph" style:parent-style-name="Sumário_3a__20_título" style:master-page-name="TCC_20_Univás_3a__20_elementos_20_pré-textuais">
      <style:paragraph-properties style:page-number="auto"/>
    </style:style>
    <style:style style:name="P87" style:family="paragraph" style:parent-style-name="Corpo_20_do_20_texto_3a__20_texto_20__28_geral_29_" style:list-style-name="L1">
      <style:text-properties officeooo:rsid="02500789" officeooo:paragraph-rsid="02500789"/>
    </style:style>
    <style:style style:name="P88" style:family="paragraph" style:parent-style-name="Normal">
      <style:paragraph-properties fo:text-align="center" style:justify-single-word="false"/>
      <style:text-properties fo:color="#000000" style:font-name="Times New Roman1" fo:font-size="10pt" officeooo:rsid="0397218b" officeooo:paragraph-rsid="0397218b" style:font-name-asian="Times New Roman1" style:font-size-asian="10pt" style:language-asian="pt" style:country-asian="BR" style:font-name-complex="Times New Roman1" style:font-size-complex="10pt"/>
    </style:style>
    <style:style style:name="P89" style:family="paragraph" style:parent-style-name="Sumário_3a__20_itens_20_nível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90" style:family="paragraph" style:parent-style-name="Sumário_3a__20_itens_20_nível_20_3">
      <style:paragraph-properties>
        <style:tab-stops>
          <style:tab-stop style:position="14.984cm" style:type="right" style:leader-style="dotted" style:leader-text="."/>
        </style:tab-stops>
      </style:paragraph-properties>
    </style:style>
    <style:style style:name="P91" style:family="paragraph" style:parent-style-name="Sumário_3a__20_itens_20_nível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2" style:family="paragraph" style:parent-style-name="Listas_3a__20_textos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officeooo:rsid="00021f69"/>
    </style:style>
    <style:style style:name="T2" style:family="text">
      <style:text-properties officeooo:rsid="0002215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21ac94a" style:font-style-asian="italic" style:font-style-complex="italic"/>
    </style:style>
    <style:style style:name="T5" style:family="text">
      <style:text-properties fo:font-style="italic" officeooo:rsid="039b6797" style:font-style-asian="italic" style:font-style-complex="italic"/>
    </style:style>
    <style:style style:name="T6" style:family="text">
      <style:text-properties fo:font-style="italic" officeooo:rsid="039ea48e" style:font-style-asian="italic" style:font-style-complex="italic"/>
    </style:style>
    <style:style style:name="T7" style:family="text">
      <style:text-properties fo:font-style="italic" officeooo:rsid="039fbe7e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language="pt" fo:country="BR" officeooo:rsid="033a6dbc"/>
    </style:style>
    <style:style style:name="T10" style:family="text">
      <style:text-properties fo:language="pt" fo:country="BR" fo:font-style="normal" officeooo:rsid="034b2981" style:font-style-asian="normal" style:font-style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officeooo:rsid="01abadbf" style:font-style-asian="italic" style:font-style-complex="italic"/>
    </style:style>
    <style:style style:name="T14" style:family="text">
      <style:text-properties fo:language="en" fo:country="US" fo:font-style="italic" officeooo:rsid="0067840a" style:font-style-asian="italic" style:font-style-complex="italic"/>
    </style:style>
    <style:style style:name="T15" style:family="text">
      <style:text-properties fo:language="en" fo:country="US" fo:font-style="italic" officeooo:rsid="008e95e1" style:font-style-asian="italic" style:font-style-complex="italic"/>
    </style:style>
    <style:style style:name="T16" style:family="text">
      <style:text-properties fo:language="en" fo:country="US" fo:font-style="italic" officeooo:rsid="034b2981" style:font-style-asian="italic" style:font-style-complex="italic"/>
    </style:style>
    <style:style style:name="T17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fo:language="en" fo:country="US" fo:font-style="normal" officeooo:rsid="031a0715" style:font-style-asian="normal" style:font-style-complex="normal"/>
    </style:style>
    <style:style style:name="T20" style:family="text">
      <style:text-properties fo:language="en" fo:country="US" fo:font-style="normal" officeooo:rsid="034b2981" style:font-style-asian="normal" style:font-style-complex="normal"/>
    </style:style>
    <style:style style:name="T21" style:family="text">
      <style:text-properties fo:language="en" fo:country="US" fo:font-style="normal" fo:font-weight="normal" officeooo:rsid="01013423" style:font-style-asian="normal" style:font-weight-asian="normal" style:font-style-complex="normal" style:font-weight-complex="normal"/>
    </style:style>
    <style:style style:name="T22" style:family="text">
      <style:text-properties fo:language="en" fo:country="US" fo:font-style="normal" fo:font-weight="normal" officeooo:rsid="0168563c" style:font-style-asian="normal" style:font-weight-asian="normal" style:font-style-complex="normal" style:font-weight-complex="normal"/>
    </style:style>
    <style:style style:name="T23" style:family="text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T24" style:family="text">
      <style:text-properties fo:language="en" fo:country="US" fo:font-style="normal" fo:font-weight="bold" officeooo:rsid="0168563c" style:font-style-asian="normal" style:font-weight-asian="bold" style:font-style-complex="normal" style:font-weight-complex="bold"/>
    </style:style>
    <style:style style:name="T25" style:family="text">
      <style:text-properties fo:language="en" fo:country="US" officeooo:rsid="01abadbf"/>
    </style:style>
    <style:style style:name="T26" style:family="text">
      <style:text-properties fo:language="en" fo:country="US" officeooo:rsid="033a6dbc"/>
    </style:style>
    <style:style style:name="T27" style:family="text">
      <style:text-properties fo:language="en" fo:country="US" fo:font-weight="bold" style:font-weight-asian="bold" style:font-weight-complex="bold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officeooo:rsid="016f9c51"/>
    </style:style>
    <style:style style:name="T30" style:family="text">
      <style:text-properties fo:language="en" fo:country="US" officeooo:rsid="0176ff3f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21ac94a" style:font-style-asian="normal" style:font-style-complex="normal"/>
    </style:style>
    <style:style style:name="T33" style:family="text">
      <style:text-properties fo:font-style="normal" officeooo:rsid="0386b039" style:font-style-asian="normal" style:font-style-complex="normal"/>
    </style:style>
    <style:style style:name="T34" style:family="text">
      <style:text-properties fo:font-style="normal" officeooo:rsid="039b6797" style:font-style-asian="normal" style:font-style-complex="normal"/>
    </style:style>
    <style:style style:name="T35" style:family="text">
      <style:text-properties fo:font-style="normal" officeooo:rsid="039ea48e" style:font-style-asian="normal" style:font-style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11b3dd7" style:font-weight-asian="bold" style:font-weight-complex="bold"/>
    </style:style>
    <style:style style:name="T38" style:family="text">
      <style:text-properties fo:font-weight="bold" officeooo:rsid="02742a23" style:font-weight-asian="bold" style:font-weight-complex="bold"/>
    </style:style>
    <style:style style:name="T39" style:family="text">
      <style:text-properties fo:font-weight="bold" officeooo:rsid="027acdce" style:font-weight-asian="bold" style:font-weight-complex="bold"/>
    </style:style>
    <style:style style:name="T40" style:family="text">
      <style:text-properties fo:font-weight="bold" officeooo:rsid="02f43337" style:font-weight-asian="bold" style:font-weight-complex="bold"/>
    </style:style>
    <style:style style:name="T41" style:family="text">
      <style:text-properties fo:font-weight="bold" officeooo:rsid="034f025e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1799400" style:font-weight-asian="normal" style:font-weight-complex="normal"/>
    </style:style>
    <style:style style:name="T44" style:family="text">
      <style:text-properties fo:font-weight="normal" officeooo:rsid="02742a23" style:font-weight-asian="normal" style:font-weight-complex="normal"/>
    </style:style>
    <style:style style:name="T45" style:family="text">
      <style:text-properties officeooo:rsid="011b3dd7"/>
    </style:style>
    <style:style style:name="T46" style:family="text">
      <style:text-properties officeooo:rsid="016b36c7"/>
    </style:style>
    <style:style style:name="T47" style:family="text">
      <style:text-properties officeooo:rsid="017b6cfb"/>
    </style:style>
    <style:style style:name="T48" style:family="text">
      <style:text-properties officeooo:rsid="017dde25"/>
    </style:style>
    <style:style style:name="T49" style:family="text">
      <style:text-properties officeooo:rsid="023f1fa7"/>
    </style:style>
    <style:style style:name="T50" style:family="text">
      <style:text-properties officeooo:rsid="023f486a"/>
    </style:style>
    <style:style style:name="T51" style:family="text">
      <style:text-properties officeooo:rsid="024456c9"/>
    </style:style>
    <style:style style:name="T52" style:family="text">
      <style:text-properties style:font-name="Times New Roman1" fo:font-size="10pt" style:font-size-asian="10pt" style:font-size-complex="10pt"/>
    </style:style>
    <style:style style:name="T53" style:family="text">
      <style:text-properties style:font-name="Times New Roman1" fo:font-size="10pt" officeooo:rsid="0029f2da" style:font-size-asian="10pt" style:font-size-complex="10pt"/>
    </style:style>
    <style:style style:name="T54" style:family="text">
      <style:text-properties style:font-name="Times New Roman1" fo:font-size="11pt" style:font-size-asian="11pt" style:font-size-complex="11pt"/>
    </style:style>
    <style:style style:name="T55" style:family="text">
      <style:text-properties style:font-name="Times New Roman1" fo:font-size="11pt" fo:font-style="italic" style:font-size-asian="11pt" style:font-style-asian="italic" style:font-size-complex="11pt" style:font-style-complex="italic"/>
    </style:style>
    <style:style style:name="T56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57" style:family="text">
      <style:text-properties officeooo:rsid="002753fc"/>
    </style:style>
    <style:style style:name="T58" style:family="text">
      <style:text-properties officeooo:rsid="034b2981"/>
    </style:style>
    <style:style style:name="T59" style:family="text">
      <style:text-properties officeooo:rsid="00289a9b"/>
    </style:style>
    <style:style style:name="T60" style:family="text">
      <style:text-properties officeooo:rsid="02647621"/>
    </style:style>
    <style:style style:name="T61" style:family="text">
      <style:text-properties officeooo:rsid="02742a23"/>
    </style:style>
    <style:style style:name="T62" style:family="text">
      <style:text-properties officeooo:rsid="027acdce"/>
    </style:style>
    <style:style style:name="T63" style:family="text">
      <style:text-properties officeooo:rsid="02f43337"/>
    </style:style>
    <style:style style:name="T64" style:family="text">
      <style:text-properties officeooo:rsid="0350696e"/>
    </style:style>
    <style:style style:name="T65" style:family="text">
      <style:text-properties officeooo:rsid="038bc52f"/>
    </style:style>
    <style:style style:name="T66" style:family="text">
      <style:text-properties officeooo:rsid="038d0a68"/>
    </style:style>
    <style:style style:name="T67" style:family="text">
      <style:text-properties officeooo:rsid="03961a36"/>
    </style:style>
    <style:style style:name="T68" style:family="text">
      <style:text-properties officeooo:rsid="03965279"/>
    </style:style>
    <style:style style:name="T69" style:family="text">
      <style:text-properties officeooo:rsid="0397218b"/>
    </style:style>
    <style:style style:name="T70" style:family="text">
      <style:text-properties officeooo:rsid="03995c8d"/>
    </style:style>
    <style:style style:name="T71" style:family="text">
      <style:text-properties officeooo:rsid="039b6797"/>
    </style:style>
    <style:style style:name="T72" style:family="text">
      <style:text-properties officeooo:rsid="039e2cc8"/>
    </style:style>
    <style:style style:name="T73" style:family="text">
      <style:text-properties officeooo:rsid="039ea48e"/>
    </style:style>
    <style:style style:name="T74" style:family="text">
      <style:text-properties officeooo:rsid="039fbe7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svg:stroke-opacity="100%" draw:stroke-linejoin="round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Felipe <text:span text:style-name="T1">rodrigues do prado</text:span></text:p>
      <text:p text:style-name="Capa_3a__20_identificações"><text:span text:style-name="T2">João</text:span>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P65">ARQUITETURA MODULAR DE SOFTWARES UTILIZANDO OSGi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Capa_3a__20_identificações">2015</text:p>
      <text:illustration-index text:style-name="Sect1" text:name="Índice de figuras1">
        <text:illustration-index-source text:caption-sequence-name="Illustration" text:caption-sequence-format="text">
          <text:index-title-template text:style-name="Listas_3a__20_titulos">Lista de figuras</text:index-title-template>
          <text:illustration-index-entry-template text:style-name="Listas_3a__20_textos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figuras1_Head">
            <text:p text:style-name="P74">Lista de figuras</text:p>
          </text:index-title>
        </text:index-body>
      </text:illustration-index>
      <text:p text:style-name="P1"/>
      <text:table-index text:style-name="Sect1" text:name="Índice de tabelas1">
        <text:table-index-source text:caption-sequence-name="Table" text:caption-sequence-format="text">
          <text:index-title-template text:style-name="Listas_3a__20_titulos">Lista de tabelas</text:index-title-template>
          <text:table-index-entry-template text:style-name="Listas_3a__20_textos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P72">Lista de tabelas</text:p>
          </text:index-title>
          <text:p text:style-name="P92">Tabela 1 - Orçamento do projeto<text:tab/>10</text:p>
          <text:p text:style-name="P92">Tabela 2 - Cronograma do Primeiro Semestre de 2015<text:tab/>12</text:p>
          <text:p text:style-name="P92">Tabela 3 - Cronograma do Segundo Semestre de 2015<text:tab/>12</text:p>
        </text:index-body>
      </text:table-index>
      <text:p text:style-name="P40"/>
      <text:p text:style-name="P73">Lista de abreviaturas e siglas</text:p>
      <text:p text:style-name="P2">API<text:tab/><text:tab/><text:span text:style-name="T12">Application</text:span><text:span text:style-name="T3"> </text:span><text:span text:style-name="T12">Programming</text:span><text:span text:style-name="T3"> Interface</text:span></text:p>
      <text:p text:style-name="P2"><text:span text:style-name="T32">BSD</text:span><text:span text:style-name="T4"> <text:tab/><text:tab/></text:span><text:span text:style-name="T8">Berkeley Software </text:span><text:span text:style-name="T17">Distribution</text:span></text:p>
      <text:p text:style-name="P2">CSS<text:tab/><text:tab/><text:span text:style-name="T12">Cascading</text:span><text:span text:style-name="T3"> </text:span><text:span text:style-name="T12">Style</text:span><text:span text:style-name="T3"> </text:span><text:span text:style-name="T12">Sheet</text:span></text:p>
      <text:p text:style-name="P2">EJB<text:tab/><text:tab/><text:span text:style-name="T12">Enterprise</text:span><text:span text:style-name="T3"> </text:span><text:span text:style-name="T12">JavaBeans</text:span></text:p>
      <text:p text:style-name="P2"><text:span text:style-name="T11">HTML<text:tab/><text:tab/></text:span><text:span text:style-name="T12">H</text:span><text:span text:style-name="T15">y</text:span><text:span text:style-name="T12">perText Markup Language</text:span></text:p>
      <text:p text:style-name="P2"><text:span text:style-name="T11">ICC<text:tab/><text:tab/></text:span><text:span text:style-name="T18">Inatel</text:span><text:span text:style-name="T12"> Competence Center</text:span></text:p>
      <text:p text:style-name="P4"><text:span text:style-name="T11">IDE<text:tab/><text:tab/></text:span><text:span text:style-name="T14">Integrated Development Environment</text:span></text:p>
      <text:p text:style-name="P2"><text:span text:style-name="T11">IoT<text:tab/><text:tab/></text:span><text:span text:style-name="T12">Internet of Things</text:span></text:p>
      <text:p text:style-name="P2"><text:span text:style-name="T18">JDBC<text:tab/><text:tab/>Java </text:span><text:span text:style-name="T12">Database Connectivity</text:span></text:p>
      <text:p text:style-name="P2"><text:span text:style-name="T19">JEE<text:tab/><text:tab/></text:span><text:span text:style-name="T18">Java</text:span><text:span text:style-name="T12"> Platform, Enterprise Edition.</text:span></text:p>
      <text:p text:style-name="P2">JMS<text:tab/><text:tab/>Java <text:span text:style-name="T12">Message</text:span><text:span text:style-name="T3"> </text:span><text:span text:style-name="T12">Service</text:span></text:p>
      <text:p text:style-name="P2">JPA<text:tab/><text:tab/>Java <text:span text:style-name="T12">Persistence</text:span><text:span text:style-name="T3"> </text:span>API</text:p>
      <text:p text:style-name="P2">JVM<text:tab/><text:tab/>Java <text:span text:style-name="T3">Virtual Machine</text:span></text:p>
      <text:p text:style-name="P2">NTT<text:tab/><text:tab/><text:span text:style-name="T12">Nippon</text:span><text:span text:style-name="T3"> </text:span><text:span text:style-name="T12">Telegraph</text:span><text:span text:style-name="T3"> </text:span><text:span text:style-name="T12">and</text:span><text:span text:style-name="T3"> </text:span><text:span text:style-name="T12">Telephone</text:span></text:p>
      <text:p text:style-name="P2">OSGi<text:tab/><text:tab/><text:span text:style-name="T12">Open</text:span><text:span text:style-name="T3"> </text:span><text:span text:style-name="T12">Services</text:span><text:span text:style-name="T3"> </text:span><text:span text:style-name="T12">Gateway</text:span><text:span text:style-name="T3"> </text:span><text:span text:style-name="T13">initiative</text:span></text:p>
      <text:p text:style-name="P2"><text:span text:style-name="T25">S</text:span><text:span text:style-name="T11">ENAC<text:tab/></text:span><text:span text:style-name="T9">Serviço</text:span><text:span text:style-name="T26"> </text:span><text:span text:style-name="T9">Nacional</text:span><text:span text:style-name="T26"> </text:span><text:span text:style-name="T9">de</text:span><text:span text:style-name="T26"> </text:span><text:span text:style-name="T9">Aprendizagem</text:span><text:span text:style-name="T26"> </text:span><text:span text:style-name="T9">Comercial</text:span></text:p>
      <text:p text:style-name="P2">SQL<text:tab/><text:tab/><text:span text:style-name="T12">Structured</text:span><text:span text:style-name="T3"> </text:span><text:span text:style-name="T12">Query</text:span><text:span text:style-name="T3"> </text:span><text:span text:style-name="T12">Language</text:span></text:p>
      <text:p text:style-name="P2">SRA<text:tab/><text:tab/><text:span text:style-name="T12">Systems</text:span><text:span text:style-name="T3"> </text:span><text:span text:style-name="T12">Research</text:span><text:span text:style-name="T3"> </text:span><text:span text:style-name="T12">and</text:span><text:span text:style-name="T3"> </text:span><text:span text:style-name="T12">Applications</text:span><text:span text:style-name="T3"> Corporation</text:span></text:p>
      <text:p text:style-name="P2">UNIFEI<text:tab/>Universidade Federal de Itajubá</text:p>
      <text:p text:style-name="P2">UNIVAS<text:tab/>Universidade do Vale do Sapucaí</text:p>
      <text:p text:style-name="P2">XHTML<text:tab/><text:span text:style-name="T12">Extensible</text:span><text:span text:style-name="T3"> HyperText </text:span><text:span text:style-name="T12">Markup</text:span><text:span text:style-name="T3"> </text:span><text:span text:style-name="T12">Language</text:span></text:p>
      <text:p text:style-name="P2">XML<text:tab/><text:tab/><text:span text:style-name="T12">Extensible</text:span><text:span text:style-name="T3"> </text:span><text:span text:style-name="T12">Markup</text:span><text:span text:style-name="T3"> </text:span><text:span text:style-name="T12">Language</text:span></text:p>
      <text:p text:style-name="P2"><text:span text:style-name="T11">W3C<text:tab/><text:tab/></text:span><text:span text:style-name="T12">World Wide Web Consortium</text:span></text:p>
      <text:table-of-content text:style-name="Sect1" text:name="Índice1">
        <text:table-of-content-source text:outline-level="10">
          <text:index-title-template text:style-name="Sumário_3a__20_título">Sumário</text:index-title-template>
          <text:table-of-content-entry-template text:outline-level="1" text:style-name="Sumário_3a__20_itens_20_nível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3a__20_itens_20_nível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umário_3a__20_itens_20_nível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86">Sumário</text:p>
          </text:index-title>
          <text:p text:style-name="P91"><text:a xlink:type="simple" xlink:href="#__RefHeading__5033_361370671" text:style-name="Index_20_Link" text:visited-style-name="Index_20_Link"><text:s/>1 Quadro metodológico<text:tab/>5</text:a></text:p>
          <text:p text:style-name="P89"><text:a xlink:type="simple" xlink:href="#__RefHeading__7369_1902537627" text:style-name="Index_20_Link" text:visited-style-name="Index_20_Link"><text:s/>1.1 Tipo de pesquisa<text:tab/>5</text:a></text:p>
          <text:p text:style-name="P89"><text:a xlink:type="simple" xlink:href="#__RefHeading__7371_1902537627" text:style-name="Index_20_Link" text:visited-style-name="Index_20_Link"><text:s/>1.2 Contexto de pesquisa<text:tab/>5</text:a></text:p>
          <text:p text:style-name="P89"><text:a xlink:type="simple" xlink:href="#__RefHeading__7373_1902537627" text:style-name="Index_20_Link" text:visited-style-name="Index_20_Link"><text:s/>1.3 Participantes<text:tab/>6</text:a></text:p>
          <text:p text:style-name="P89"><text:a xlink:type="simple" xlink:href="#__RefHeading__7375_1902537627" text:style-name="Index_20_Link" text:visited-style-name="Index_20_Link"><text:s/>1.4 Instrumentos<text:tab/>7</text:a></text:p>
          <text:p text:style-name="P89"><text:a xlink:type="simple" xlink:href="#__RefHeading__7377_1902537627" text:style-name="Index_20_Link" text:visited-style-name="Index_20_Link"><text:s/>1.5 Procedimentos<text:tab/>8</text:a></text:p>
          <text:p text:style-name="P89"><text:a xlink:type="simple" xlink:href="#__RefHeading__7379_1902537627" text:style-name="Index_20_Link" text:visited-style-name="Index_20_Link"><text:s/>1.6 Orçamento<text:tab/>9</text:a></text:p>
          <text:p text:style-name="P89"><text:a xlink:type="simple" xlink:href="#__RefHeading__7381_1902537627" text:style-name="Index_20_Link" text:visited-style-name="Index_20_Link"><text:s/>1.7 Cronograma<text:tab/>11</text:a></text:p>
          <text:p text:style-name="P90"><text:a xlink:type="simple" xlink:href="#__RefHeading__7383_1902537627" text:style-name="Index_20_Link" text:visited-style-name="Index_20_Link"><text:s/>1.7.1 Primeiro Semestre de 2015<text:tab/>11</text:a></text:p>
          <text:p text:style-name="P90"><text:a xlink:type="simple" xlink:href="#__RefHeading__7385_1902537627" text:style-name="Index_20_Link" text:visited-style-name="Index_20_Link"><text:s/>1.7.2 Segundo Semestre de 2015<text:tab/>12</text:a></text:p>
          <text:p text:style-name="P91"><text:a xlink:type="simple" xlink:href="#__RefHeading__5035_361370671" text:style-name="Index_20_Link" text:visited-style-name="Index_20_Link">Referências<text:tab/>14</text:a></text:p>
        </text:index-body>
      </text:table-of-content>
      <text:list xml:id="list7514384952122037117" text:style-name="TCC_20_Univás_3a__20_númeração_20_títulos_20_e_20_subtítulos">
        <text:list-item>
          <text:h text:style-name="P75" text:outline-level="1"><text:bookmark-start text:name="__RefHeading__5033_361370671"/>Quadro metodológico<text:bookmark-end text:name="__RefHeading__5033_361370671"/></text:h>
        </text:list-item>
      </text:list>
      <text:p text:style-name="P5"/>
      <text:p text:style-name="P5"/>
      <text:p text:style-name="Corpo_20_do_20_texto_3a__20_texto_20__28_geral_29_">Neste capítulo serão abordados os caminhos definidos para conduzir a pesquisa. Serão apresentados o tipo de pesquisa, seu contexto, bem como os participantes, o orçamento, o cronograma, os instrumentos e os procedimentos para o desenvolvimento da pesquisa.</text:p>
      <text:p text:style-name="P2"/>
      <text:p text:style-name="P2"/>
      <text:list xml:id="list150140333158704" text:continue-numbering="true" text:style-name="TCC_20_Univás_3a__20_númeração_20_títulos_20_e_20_subtítulos">
        <text:list-item>
          <text:list>
            <text:list-item>
              <text:h text:style-name="P79" text:outline-level="2"><text:bookmark-start text:name="__RefHeading__7369_1902537627"/>Tipo de pesquisa<text:bookmark-end text:name="__RefHeading__7369_1902537627"/></text:h>
            </text:list-item>
          </text:list>
        </text:list-item>
      </text:list>
      <text:p text:style-name="P7"/>
      <text:p text:style-name="P7"/>
      <text:p text:style-name="Corpo_20_do_20_texto_3a__20_texto_20__28_geral_29_">Pesquisa é um processo desenvolvido com o objetivo de obter respostas para indagações propostas, através de conhecimentos existentes e a utilização de métodos, técnicas e procedimentos científicos. Uma pesquisa se faz necessária quando não existem repostas suficientes que satisfaçam a resolução de problemas (GIL, 2002).</text:p>
      <text:p text:style-name="Corpo_20_do_20_texto_3a__20_texto_20__28_geral_29_">Para atingir os objetivos desta pesquisa, <text:span text:style-name="T67">foi-se</text:span> desenvolvida uma pesquisa de abordagem aplicada, a qual é utilizada quando se desenvolve um produto real, com uma finalidade prática, que pode ser aplicad<text:span text:style-name="T68">a</text:span> em determinado contexto. Conforme aponta Appolinário (2004), pesquisas aplicadas têm o objetivo de resolver problemas ou necessidades concretas e imediatas.</text:p>
      <text:p text:style-name="Corpo_20_do_20_texto_3a__20_texto_20__28_geral_29_">Aplicando esses conceitos e utilizando a pesquisa de forma aplicada por agregar maiores vantagens e <text:span text:style-name="T68">demonstrar</text:span> melhor os resultados obtidos, desenvol<text:span text:style-name="T68">veu-se</text:span> um <text:span text:style-name="T3">software</text:span> modularizado com o objetivo de <text:span text:style-name="T68">apresentar o paradigma da modularização e sua arquitetura, apresentando suas vantagens como </text:span>facili<text:span text:style-name="T68">dade</text:span> <text:span text:style-name="T68">de </text:span>manutenção e aplicação em empresas de diferentes ramos, <text:span text:style-name="T68">utilizando a tecnologia OSGi.</text:span></text:p>
      <text:p text:style-name="P2"/>
      <text:p text:style-name="P2"/>
      <text:list xml:id="list150140349160368" text:continue-numbering="true" text:style-name="TCC_20_Univás_3a__20_númeração_20_títulos_20_e_20_subtítulos">
        <text:list-item>
          <text:list>
            <text:list-item>
              <text:h text:style-name="P80" text:outline-level="2"><text:bookmark-start text:name="__RefHeading__7371_1902537627"/>Contexto de pesquisa<text:bookmark-end text:name="__RefHeading__7371_1902537627"/></text:h>
            </text:list-item>
          </text:list>
        </text:list-item>
      </text:list>
      <text:p text:style-name="P8"/>
      <text:p text:style-name="P8"/>
      <text:p text:style-name="P31">Cada vez mais <text:span text:style-name="T3">softwares</text:span> são utilizados em empresas, indústrias, computadores pessoais, <text:span text:style-name="T3">web</text:span> e dispositivos móveis. Estes são desenvolvidos por meio de práticas e <text:soft-page-break/>tecnologias existentes que auxiliam na sua criação, porém a não utilização de tais ferramentas torna<text:span text:style-name="T72">m</text:span> o seu desenvolvimento e manutenção um processo desgastante e trabalhoso.</text:p>
      <text:p text:style-name="P31">Esta pesquisa demonstra a <text:span text:style-name="T72">arquitetura e desenvolvimento modularizado</text:span> utiliza<text:span text:style-name="T72">ndo o </text:span><text:span text:style-name="T12">framework</text:span> OSGi, oferecendo melhor organização na sua estrutura <text:span text:style-name="T73">e arquitetura</text:span>, vantagens na manutenção e maior facilidade na expansão do mesmo, <text:span text:style-name="T73">isso pelo fato de o </text:span><text:span text:style-name="T6">framework</text:span><text:span text:style-name="T73"> permitir a adição e integração de novas funcionalidades em modo </text:span><text:span text:style-name="T6">on-the-fly</text:span><text:span text:style-name="T6"><text:note text:id="ftn0" text:note-class="footnote"><text:note-citation>1</text:note-citation><text:note-body><text:p text:style-name="TCC_20_Univás"><text:span text:style-name="T6">On-the-fly: </text:span><text:span text:style-name="T35">Termo referente ao funcionamento do sistema, onde a nova funcionalidade é adicionada sem que seja necessário reiniciar toda a aplicação, com ela em pleno funcionamento.</text:span></text:p></text:note-body></text:note></text:span><text:span text:style-name="T73">.</text:span></text:p>
      <text:p text:style-name="P31"><text:span text:style-name="T3">Softwares</text:span> modularizados oferecem maior flexibilidade para atender empresas de diferentes áreas. Através do OSGi, os módulos podem ser desenvolvidos de forma independente, <text:span text:style-name="T74">disponibilizando</text:span> módulos específicos para cada empresa. Dessa maneira <text:span text:style-name="T74">foi-se</text:span> desenvolvid<text:span text:style-name="T49">a</text:span> uma aplicação que pode ser adotad<text:span text:style-name="T50">a</text:span> por empresas de diferentes segmentos no mercado, bastando apenas que exista um módulo que atenda a necessidade específica da área.</text:p>
      <text:p text:style-name="P31">O objetivo desse projeto é <text:span text:style-name="T74">apresentar</text:span> <text:span text:style-name="T74">o paradigma do desenvolvimento modular, sua arquitetura,</text:span> metodologias, engenharias, técnicas e tecnologias para o âmbito de <text:span text:style-name="T3">softwares</text:span> comerciais e prove<text:span text:style-name="T74">ndo</text:span> uma base para a facilitação na manutenção e expansão do mesmo. <text:span text:style-name="T74">Esta <text:s/>pesquisa, por apresentar uma análise e demonstração do desenvolvimento modular, servirá de base de conhecimento para estudantes, profissionais da área de tecnologia da informação e empresas que pretendem empregar essa forma de desenvolver seus produtos de </text:span><text:span text:style-name="T7">software.</text:span></text:p>
      <text:p text:style-name="P9"/>
      <text:p text:style-name="P9"/>
      <text:list xml:id="list150140349181496" text:continue-numbering="true" text:style-name="TCC_20_Univás_3a__20_númeração_20_títulos_20_e_20_subtítulos">
        <text:list-item>
          <text:list>
            <text:list-item>
              <text:h text:style-name="P81" text:outline-level="2"><text:bookmark-start text:name="__RefHeading__7373_1902537627"/>Participantes<text:bookmark-end text:name="__RefHeading__7373_1902537627"/></text:h>
            </text:list-item>
          </text:list>
        </text:list-item>
      </text:list>
      <text:p text:style-name="P10"/>
      <text:p text:style-name="P10"/>
      <text:p text:style-name="P32">Participa<text:span text:style-name="T71">ram</text:span> deste projeto os acadêmicos do curso de bacharelado em Sistemas de Informação da Universidade do Vale do Sapucaí – UNIVAS, os alunos Felipe Rodrigues do Prado e João Paulo Nakajima Pereira sob a orientação do professor Márcio Emílio Cruz Vono de Azevedo.</text:p>
      <text:p text:style-name="P32">Felipe Rodrigues do Prado, no ano de 2010, formou-se em técnico em informática pelo Serviço Nacional de Aprendizagem Comercial (SENAC) e atualmente é <text:span text:style-name="T71">assistente técnico de desenvolvimento de softwares</text:span> no Inatel <text:span text:style-name="T12">Competence</text:span> <text:span text:style-name="T3">Center </text:span>(ICC), atuando como desenvolvedor de <text:span text:style-name="T3">software</text:span><text:span text:style-name="T5">s</text:span> para soluções empresariais.</text:p>
      <text:p text:style-name="P32"><text:soft-page-break/>João Paulo Nakajima Pereira exerce a profissão de analista de suporte <text:span text:style-name="T71">e implantação</text:span> na empresa Automação e Cia, a qual presta serviços de atendimento ao cliente e suporte em <text:span text:style-name="T3">softwares</text:span> de automação de empresas.</text:p>
      <text:p text:style-name="P32">Márcio Emílio Cruz Vono de Azevedo é bacharel em Engenharia Elétrica com ênfase em Eletrônica pelo Instituto Nacional de Telecomunicações – INATEL, Mestre em Ciência da Computação pela Universidade Federal de Itajubá – UNIFEI, é professor nas instituições de ensino INATEL na disciplina de Orientação a Objetos e na UNIV<text:span text:style-name="T71">Á</text:span>S nas disciplinas de Engenharia de Software, Linguagem de Programação e Sistemas Distribuídos. É diretor de desenvolvimento de software na empresa TM Tecnologia da Informação Ltda.</text:p>
      <text:p text:style-name="P32">O interesse dos participantes nesta pesquisa <text:span text:style-name="T71">foi</text:span> conhecer e demonstrar <text:span text:style-name="T51">o potencial</text:span> de um sistema modularizado de atingir novas áreas empresariais, analisando-<text:span text:style-name="T71">se</text:span> os benef<text:span text:style-name="T71">í</text:span>cios e desafios encontrados, além de obter mais conhecimentos sobre <text:span text:style-name="T33">o modelo de desenvolvimento </text:span><text:span text:style-name="T34">e arquitetura </text:span><text:span text:style-name="T33">modular</text:span>, permitindo assim, como consequência final o alcance de maior vantagem competitiva para as empresas, pois estas usufruiriam de menor custo, tanto financeiro quanto de tempo de manutenção do <text:span text:style-name="T3">software</text:span>, propiciando maior confiabilidade e disponibilidade do mesmo.</text:p>
      <text:p text:style-name="P11"/>
      <text:p text:style-name="P11"/>
      <text:list xml:id="list150140349150906" text:continue-numbering="true" text:style-name="TCC_20_Univás_3a__20_númeração_20_títulos_20_e_20_subtítulos">
        <text:list-item>
          <text:list>
            <text:list-item>
              <text:h text:style-name="P82" text:outline-level="2"><text:bookmark-start text:name="__RefHeading__7375_1902537627"/>Instrumentos<text:bookmark-end text:name="__RefHeading__7375_1902537627"/></text:h>
            </text:list-item>
          </text:list>
        </text:list-item>
      </text:list>
      <text:p text:style-name="P12"/>
      <text:p text:style-name="P12"/>
      <text:p text:style-name="P33">Para desenvolver esta pesquisa será necessária a realização de reuniões entre os participantes, para a obtenção e organização das informações, divisão das tarefas e desenvolvimento do <text:span text:style-name="T3">software</text:span>, pois segundo <text:span text:style-name="T11">Kioskea</text:span> (2014), as reuniões são um meio para partilhar, num grupo de pessoas, um mesmo nível de conhecimento sobre um assunto ou um problema e para tomar decisões coletivamente. Além disso, decisões tomadas coletivamente, com representantes das diferentes entidades interessadas, serão mais facilmente aceitas por todos.</text:p>
      <text:p text:style-name="P33">Os dados serão obtidos a partir de livros, artigos, documentações e reuniões <text:span text:style-name="T3">online</text:span> com pessoas que possuem conhecimento e experiência nesse tema. Após aplicados estes instrumentos será possível analisar e organizar as informações.</text:p>
      <text:p text:style-name="P33">As reuniões entre os participantes possuem o objetivo de planejar a execução pesquisa, <text:soft-page-break/>tomar decisões quanto ao desenvolvimento do <text:span text:style-name="T3">software</text:span>, bem como as tecnologias e metodologias que serão utilizadas.</text:p>
      <text:p text:style-name="P13"/>
      <text:p text:style-name="P13"/>
      <text:p text:style-name="P13"/>
      <text:list xml:id="list150140349154899" text:continue-numbering="true" text:style-name="TCC_20_Univás_3a__20_númeração_20_títulos_20_e_20_subtítulos">
        <text:list-item>
          <text:list>
            <text:list-item>
              <text:h text:style-name="P83" text:outline-level="2"><text:bookmark-start text:name="__RefHeading__7377_1902537627"/>Procedimentos<text:bookmark-end text:name="__RefHeading__7377_1902537627"/></text:h>
            </text:list-item>
          </text:list>
        </text:list-item>
      </text:list>
      <text:p text:style-name="P14"/>
      <text:p text:style-name="P14"/>
      <text:p text:style-name="P34">A ideia deste trabalho é elaborar um <text:span text:style-name="T3">software</text:span> modularizado que permita a fácil manutenção e expansão, auxiliando no suporte e futura ampliação do mesmo. Desta forma, para o desenvolvimento desta pesquisa, tornou-se necessário a distribuição <text:span text:style-name="T66">dos</text:span> procedimentos citados a seguir:</text:p>
      <text:p text:style-name="P15"/>
      <text:list xml:id="list3570342927852931383" text:style-name="L1">
        <text:list-item>
          <text:p text:style-name="P87"><text:span text:style-name="T65">Desenvolvimento de</text:span> protótipos;</text:p>
        </text:list-item>
        <text:list-item>
          <text:p text:style-name="P87">Definir o <text:span text:style-name="T3">software</text:span> a ser desenvolvido para demonstrar as funcionalidades e vantagens de um <text:span text:style-name="T3">software</text:span> modularizado;</text:p>
        </text:list-item>
        <text:list-item>
          <text:p text:style-name="P87">Levantar dos requisitos;</text:p>
        </text:list-item>
        <text:list-item>
          <text:p text:style-name="P87">Modelar e elaborar o banco de dados;</text:p>
        </text:list-item>
        <text:list-item>
          <text:p text:style-name="P87">Mapear o banco de dados seguindo a metodologia objeto relacional;</text:p>
        </text:list-item>
        <text:list-item>
          <text:p text:style-name="P87">Fazer o <text:span text:style-name="T3">design</text:span> e criar as <text:span text:style-name="T3">interfaces</text:span> de interação com o usuário;</text:p>
        </text:list-item>
        <text:list-item>
          <text:p text:style-name="P87">Implementar a lógica do negócio;</text:p>
        </text:list-item>
        <text:list-item>
          <text:p text:style-name="P87">Estruturar e ligar funcionalmente os módulos do sistema;</text:p>
        </text:list-item>
        <text:list-item>
          <text:p text:style-name="P87">Documentar o projeto;</text:p>
        </text:list-item>
        <text:list-item>
          <text:p text:style-name="P87">Testar o <text:span text:style-name="T3">software</text:span>.</text:p>
        </text:list-item>
      </text:list>
      <text:p text:style-name="P16"/>
      <text:p text:style-name="P35">Após a conclusão desses procedimentos deverá ser feita a análise para a verificação do funcionamento e desempenho da tecnologia no âmbito de aplicações empresariais, averiguando os benefícios e o ponderando a utilização dessa prática de desenvolvimento de <text:span text:style-name="T3">softwares</text:span>.</text:p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list xml:id="list150140365161440" text:continue-list="list150140349154899" text:style-name="TCC_20_Univás_3a__20_númeração_20_títulos_20_e_20_subtítulos">
        <text:list-item>
          <text:list>
            <text:list-item>
              <text:h text:style-name="P84" text:outline-level="2"><text:bookmark-start text:name="__RefHeading__7379_1902537627"/>Orçamento<text:bookmark-end text:name="__RefHeading__7379_1902537627"/></text:h>
            </text:list-item>
          </text:list>
        </text:list-item>
      </text:list>
      <text:p text:style-name="P18"/>
      <text:p text:style-name="P18"/>
      <text:p text:style-name="P38">A Tabela 1 demonstra o planejamento dos gastos com o projeto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table:number-columns-spanned="5" office:value-type="string">
            <text:p text:style-name="P24"><text:span text:style-name="Fonte_20_parág._20_padrão"><text:span text:style-name="T54">ORÇAMENTO DETALHADO DO PROJETO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p text:style-name="P25"><text:span text:style-name="Fonte_20_parág._20_padrão"><text:span text:style-name="T54">1. RECURSOS MATERIAI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p text:style-name="P25"><text:span text:style-name="Fonte_20_parág._20_padrão"><text:span text:style-name="T54">1.1 Material Permanente: (equipamentos, livros, máquina fotográfica e gravadores, </text:span></text:span><text:span text:style-name="Fonte_20_parág._20_padrão"><text:span text:style-name="T55">softwares</text:span></text:span><text:span text:style-name="Fonte_20_parág._20_padrão"><text:span text:style-name="T54">, equipamentos de informática, etc.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2" office:value-type="string">
            <text:p text:style-name="P26"><text:span text:style-name="Fonte_20_parág._20_padrão"><text:span text:style-name="T56">Descrição do Material</text:span></text:span></text:p>
          </table:table-cell>
          <table:covered-table-cell/>
          <table:table-cell table:style-name="Table1.A4" office:value-type="string">
            <text:p text:style-name="P26"><text:span text:style-name="Fonte_20_parág._20_padrão"><text:span text:style-name="T56">Quantidade</text:span></text:span></text:p>
          </table:table-cell>
          <table:table-cell table:style-name="Table1.A4" office:value-type="string">
            <text:p text:style-name="P26"><text:span text:style-name="Fonte_20_parág._20_padrão"><text:span text:style-name="T56">Valor (unidade – em reais)</text:span></text:span></text:p>
          </table:table-cell>
          <table:table-cell table:style-name="Table1.A1" office:value-type="string">
            <text:p text:style-name="P26"><text:span text:style-name="Fonte_20_parág._20_padrão"><text:span text:style-name="T56">Total R$</text:span></text:span></text:p>
          </table:table-cell>
        </table:table-row>
        <table:table-row table:style-name="Table1.4">
          <table:table-cell table:style-name="Table1.A5" table:number-columns-spanned="2" office:value-type="string">
            <text:p text:style-name="P27">Livros</text:p>
          </table:table-cell>
          <table:covered-table-cell/>
          <table:table-cell table:style-name="Table1.C5" office:value-type="string">
            <text:p text:style-name="P27">1</text:p>
          </table:table-cell>
          <table:table-cell table:style-name="Table1.D5" office:value-type="string">
            <text:p text:style-name="P27">52,11</text:p>
          </table:table-cell>
          <table:table-cell table:style-name="Table1.E5" office:value-type="string">
            <text:p text:style-name="P27">52,11</text:p>
          </table:table-cell>
        </table:table-row>
        <table:table-row table:style-name="Table1.4">
          <table:table-cell table:style-name="Table1.A6" table:number-columns-spanned="2" office:value-type="string">
            <text:p text:style-name="P26"><text:span text:style-name="Fonte_20_parág._20_padrão"><text:span text:style-name="T54">Subtotal</text:span></text:span></text:p>
          </table:table-cell>
          <table:covered-table-cell/>
          <table:table-cell table:style-name="Table1.C6" office:value-type="string">
            <text:p text:style-name="P27"/>
          </table:table-cell>
          <table:table-cell table:style-name="Table1.D6" office:value-type="string">
            <text:p text:style-name="P27"/>
          </table:table-cell>
          <table:table-cell table:style-name="Table1.E6" office:value-type="string">
            <text:p text:style-name="P27">52,11</text:p>
          </table:table-cell>
        </table:table-row>
        <table:table-row table:style-name="Table1.2">
          <table:table-cell table:style-name="Table1.A2" table:number-columns-spanned="5" office:value-type="string">
            <text:p text:style-name="P25"><text:span text:style-name="Fonte_20_parág._20_padrão"><text:span text:style-name="T54">1.2 Material de Consumo: (Papéis necessários para impressões, cartuchos de tinta para impressora, pastas, etc.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2" office:value-type="string">
            <text:p text:style-name="P26"><text:span text:style-name="Fonte_20_parág._20_padrão"><text:span text:style-name="T56">Descrição do Material</text:span></text:span></text:p>
          </table:table-cell>
          <table:covered-table-cell/>
          <table:table-cell table:style-name="Table1.A4" office:value-type="string">
            <text:p text:style-name="P26"><text:span text:style-name="Fonte_20_parág._20_padrão"><text:span text:style-name="T56">Quantidade</text:span></text:span></text:p>
          </table:table-cell>
          <table:table-cell table:style-name="Table1.A4" office:value-type="string">
            <text:p text:style-name="P26"><text:span text:style-name="Fonte_20_parág._20_padrão"><text:span text:style-name="T56">Valor (unidade – em reais)</text:span></text:span></text:p>
          </table:table-cell>
          <table:table-cell table:style-name="Table1.A1" office:value-type="string">
            <text:p text:style-name="P26"><text:span text:style-name="Fonte_20_parág._20_padrão"><text:span text:style-name="T56">Total R$</text:span></text:span></text:p>
          </table:table-cell>
        </table:table-row>
        <table:table-row table:style-name="Table1.4">
          <table:table-cell table:style-name="Table1.A9" table:number-columns-spanned="2" office:value-type="string">
            <text:p text:style-name="P27">Material de papelaria</text:p>
          </table:table-cell>
          <table:covered-table-cell/>
          <table:table-cell table:style-name="Table1.C9" office:value-type="string">
            <text:p text:style-name="P71">200</text:p>
          </table:table-cell>
          <table:table-cell table:style-name="Table1.D9" office:value-type="string">
            <text:p text:style-name="P71">0,10</text:p>
          </table:table-cell>
          <table:table-cell table:style-name="Table1.E9" office:value-type="string">
            <text:p text:style-name="P27">20,00</text:p>
          </table:table-cell>
        </table:table-row>
        <table:table-row table:style-name="Table1.4">
          <table:table-cell table:style-name="Table1.A10" table:number-columns-spanned="2" office:value-type="string">
            <text:p text:style-name="P26"><text:span text:style-name="Fonte_20_parág._20_padrão"><text:span text:style-name="T54">Subtotal</text:span></text:span></text:p>
          </table:table-cell>
          <table:covered-table-cell/>
          <table:table-cell table:style-name="Table1.C10" office:value-type="string">
            <text:p text:style-name="P27"/>
          </table:table-cell>
          <table:table-cell table:style-name="Table1.D10" office:value-type="string">
            <text:p text:style-name="P27"/>
          </table:table-cell>
          <table:table-cell table:style-name="Table1.E10" office:value-type="string">
            <text:p text:style-name="P27">20,00</text:p>
          </table:table-cell>
        </table:table-row>
        <table:table-row table:style-name="Table1.2">
          <table:table-cell table:style-name="Table1.A2" table:number-columns-spanned="5" office:value-type="string">
            <text:p text:style-name="TCC_20_Univás"><text:span text:style-name="Fonte_20_parág._20_padrão"><text:span text:style-name="T54">2. SERVIÇOS: (cópias, encadernações, impressos gráficos, despesas de locomoção e estadia, etc.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2" office:value-type="string">
            <text:p text:style-name="P26"><text:span text:style-name="Fonte_20_parág._20_padrão"><text:span text:style-name="T54">Descrição do Material</text:span></text:span></text:p>
          </table:table-cell>
          <table:covered-table-cell/>
          <table:table-cell table:style-name="Table1.A4" office:value-type="string">
            <text:p text:style-name="P26"><text:span text:style-name="Fonte_20_parág._20_padrão"><text:span text:style-name="T54">Quantidade</text:span></text:span></text:p>
          </table:table-cell>
          <table:table-cell table:style-name="Table1.A4" office:value-type="string">
            <text:p text:style-name="P26"><text:span text:style-name="Fonte_20_parág._20_padrão"><text:span text:style-name="T54">Valor (unidade – em reais)</text:span></text:span></text:p>
          </table:table-cell>
          <table:table-cell table:style-name="Table1.A1" office:value-type="string">
            <text:p text:style-name="P26"><text:span text:style-name="Fonte_20_parág._20_padrão"><text:span text:style-name="T54">Total R$</text:span></text:span></text:p>
          </table:table-cell>
        </table:table-row>
        <table:table-row table:style-name="Table1.4">
          <table:table-cell table:style-name="Table1.A13" table:number-columns-spanned="2" office:value-type="string">
            <text:p text:style-name="P26"><text:span text:style-name="Fonte_20_parág._20_padrão"><text:span text:style-name="T54">Capa dura</text:span></text:span></text:p>
          </table:table-cell>
          <table:covered-table-cell/>
          <table:table-cell table:style-name="Table1.C13" office:value-type="string">
            <text:p text:style-name="P27">2</text:p>
          </table:table-cell>
          <table:table-cell table:style-name="Table1.D13" office:value-type="string">
            <text:p text:style-name="P27">50,00</text:p>
          </table:table-cell>
          <table:table-cell table:style-name="Table1.E13" office:value-type="string">
            <text:p text:style-name="P27">100,00</text:p>
          </table:table-cell>
        </table:table-row>
        <table:table-row table:style-name="Table1.4">
          <table:table-cell table:style-name="Table1.A14" table:number-columns-spanned="2" office:value-type="string">
            <text:p text:style-name="P27">Cópias</text:p>
          </table:table-cell>
          <table:covered-table-cell/>
          <table:table-cell table:style-name="Table1.C14" office:value-type="string">
            <text:p text:style-name="P27">50</text:p>
          </table:table-cell>
          <table:table-cell table:style-name="Table1.D14" office:value-type="string">
            <text:p text:style-name="P27">0,10</text:p>
          </table:table-cell>
          <table:table-cell table:style-name="Table1.E14" office:value-type="string">
            <text:p text:style-name="P27">5,00</text:p>
          </table:table-cell>
        </table:table-row>
        <table:table-row table:style-name="Table1.4">
          <table:table-cell table:style-name="Table1.A15" table:number-columns-spanned="2" office:value-type="string">
            <text:p text:style-name="P27">Locomoção</text:p>
          </table:table-cell>
          <table:covered-table-cell/>
          <table:table-cell table:style-name="Table1.C15" office:value-type="string">
            <text:p text:style-name="P27">100</text:p>
          </table:table-cell>
          <table:table-cell table:style-name="Table1.D15" office:value-type="string">
            <text:p text:style-name="P27">2,75</text:p>
          </table:table-cell>
          <table:table-cell table:style-name="Table1.E15" office:value-type="string">
            <text:p text:style-name="P27">275,00</text:p>
          </table:table-cell>
        </table:table-row>
        <table:table-row table:style-name="Table1.4">
          <table:table-cell table:style-name="Table1.A16" table:number-columns-spanned="2" office:value-type="string">
            <text:p text:style-name="P27">Impressões</text:p>
          </table:table-cell>
          <table:covered-table-cell/>
          <table:table-cell table:style-name="Table1.C16" office:value-type="string">
            <text:p text:style-name="P27">500</text:p>
          </table:table-cell>
          <table:table-cell table:style-name="Table1.D16" office:value-type="string">
            <text:p text:style-name="P27">0,10</text:p>
          </table:table-cell>
          <table:table-cell table:style-name="Table1.E16" office:value-type="string">
            <text:p text:style-name="P27">50,00</text:p>
          </table:table-cell>
        </table:table-row>
        <table:table-row table:style-name="Table1.4">
          <table:table-cell table:style-name="Table1.A17" table:number-columns-spanned="2" office:value-type="string">
            <text:p text:style-name="P26"><text:span text:style-name="Fonte_20_parág._20_padrão"><text:span text:style-name="T54">Subtotal</text:span></text:span></text:p>
          </table:table-cell>
          <table:covered-table-cell/>
          <table:table-cell table:style-name="Table1.C17" office:value-type="string">
            <text:p text:style-name="P27"/>
          </table:table-cell>
          <table:table-cell table:style-name="Table1.D17" office:value-type="string">
            <text:p text:style-name="P27"/>
          </table:table-cell>
          <table:table-cell table:style-name="Table1.E17" office:value-type="string">
            <text:p text:style-name="P27">430,00</text:p>
          </table:table-cell>
        </table:table-row>
        <table:table-row table:style-name="Table1.4">
          <table:table-cell table:style-name="Table1.A2" table:number-columns-spanned="5" office:value-type="string">
            <text:p text:style-name="P66">2.1 Serviços de equipamentos: (Aluguel de servidores <text:span text:style-name="T3">web </text:span><text:span text:style-name="T31">para hospedagem do sistema e compra de domínio</text:span>)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9" office:value-type="string">
            <text:p text:style-name="P26"><text:span text:style-name="Fonte_20_parág._20_padrão"><text:span text:style-name="T56">Descrição do Material</text:span></text:span></text:p>
          </table:table-cell>
          <table:table-cell table:style-name="Table1.A19" table:number-columns-spanned="2" office:value-type="string">
            <text:p text:style-name="P26"><text:span text:style-name="Fonte_20_parág._20_padrão"><text:span text:style-name="T56">Quantidade</text:span></text:span></text:p>
          </table:table-cell>
          <table:covered-table-cell/>
          <table:table-cell table:style-name="Table1.A19" office:value-type="string">
            <text:p text:style-name="P26"><text:span text:style-name="Fonte_20_parág._20_padrão"><text:span text:style-name="T56">Valor (unidade – em reais)</text:span></text:span></text:p>
          </table:table-cell>
          <table:table-cell table:style-name="Table1.E19" office:value-type="string">
            <text:p text:style-name="P26"><text:span text:style-name="Fonte_20_parág._20_padrão"><text:span text:style-name="T56">Total R$</text:span></text:span></text:p>
          </table:table-cell>
        </table:table-row>
        <table:table-row table:style-name="Table1.4">
          <table:table-cell table:style-name="Table1.A20" office:value-type="string">
            <text:p text:style-name="P71">Servidor de hospedagem</text:p>
          </table:table-cell>
          <table:table-cell table:style-name="Table1.A20" table:number-columns-spanned="2" office:value-type="string">
            <text:p text:style-name="P71">1</text:p>
          </table:table-cell>
          <table:covered-table-cell/>
          <table:table-cell table:style-name="Table1.A20" office:value-type="string">
            <text:p text:style-name="P71">140,00</text:p>
          </table:table-cell>
          <table:table-cell table:style-name="Table1.E20" office:value-type="string">
            <text:p text:style-name="P71">140,00</text:p>
          </table:table-cell>
        </table:table-row>
        <table:table-row table:style-name="Table1.4">
          <table:table-cell table:style-name="Table1.A20" office:value-type="string">
            <text:p text:style-name="P71">Compra de domínio</text:p>
          </table:table-cell>
          <table:table-cell table:style-name="Table1.A20" table:number-columns-spanned="2" office:value-type="string">
            <text:p text:style-name="P71">1</text:p>
          </table:table-cell>
          <table:covered-table-cell/>
          <table:table-cell table:style-name="Table1.A20" office:value-type="string">
            <text:p text:style-name="P71">30,00</text:p>
          </table:table-cell>
          <table:table-cell table:style-name="Table1.E20" office:value-type="string">
            <text:p text:style-name="P71">30,00</text:p>
          </table:table-cell>
        </table:table-row>
        <table:table-row table:style-name="Table1.4">
          <table:table-cell table:style-name="Table1.A20" office:value-type="string">
            <text:p text:style-name="P26"><text:span text:style-name="Fonte_20_parág._20_padrão"><text:span text:style-name="T54">Subtotal</text:span></text:span></text:p>
          </table:table-cell>
          <table:table-cell table:style-name="Table1.A20" table:number-columns-spanned="2" office:value-type="string">
            <text:p text:style-name="P27"/>
          </table:table-cell>
          <table:covered-table-cell/>
          <table:table-cell table:style-name="Table1.A20" office:value-type="string">
            <text:p text:style-name="P27"/>
          </table:table-cell>
          <table:table-cell table:style-name="Table1.E20" office:value-type="string">
            <text:p text:style-name="P27"><text:span text:style-name="T70">17</text:span>0,00</text:p>
          </table:table-cell>
        </table:table-row>
        <table:table-row table:style-name="Table1.4">
          <table:table-cell table:style-name="Table1.A23" table:number-columns-spanned="5" office:value-type="string">
            <text:p text:style-name="P25"><text:span text:style-name="Fonte_20_parág._20_padrão"><text:span text:style-name="T54">3. RESERVA TÉCNICA/ Despesas Operacionais </text:span></text:span><text:span text:style-name="T54">(10% no total do dispêndio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4" table:number-columns-spanned="2" office:value-type="string">
            <text:p text:style-name="P27">Reserva</text:p>
          </table:table-cell>
          <table:covered-table-cell/>
          <table:table-cell table:style-name="Table1.C24" office:value-type="string">
            <text:p text:style-name="P27">1</text:p>
          </table:table-cell>
          <table:table-cell table:style-name="Table1.D24" office:value-type="string">
            <text:p text:style-name="P27">5<text:span text:style-name="T70">1,71</text:span></text:p>
          </table:table-cell>
          <table:table-cell table:style-name="Table1.E24" office:value-type="string">
            <text:p text:style-name="P27">5<text:span text:style-name="T70">1,71</text:span></text:p>
          </table:table-cell>
        </table:table-row>
        <table:table-row table:style-name="Table1.4">
          <table:table-cell table:style-name="Table1.A25" table:number-columns-spanned="2" office:value-type="string">
            <text:p text:style-name="P26"><text:span text:style-name="Fonte_20_parág._20_padrão"><text:span text:style-name="T54">Subtotal</text:span></text:span></text:p>
          </table:table-cell>
          <table:covered-table-cell/>
          <table:table-cell table:style-name="Table1.C25" office:value-type="string">
            <text:p text:style-name="P27"/>
          </table:table-cell>
          <table:table-cell table:style-name="Table1.D25" office:value-type="string">
            <text:p text:style-name="P27"/>
          </table:table-cell>
          <table:table-cell table:style-name="Table1.E25" office:value-type="string">
            <text:p text:style-name="P27">5<text:span text:style-name="T70">1,71</text:span></text:p>
          </table:table-cell>
        </table:table-row>
        <table:table-row table:style-name="Table1.4">
          <table:table-cell table:style-name="Table1.A26" table:number-rows-spanned="2" table:number-columns-spanned="2" office:value-type="string">
            <text:p text:style-name="P27">TOTAL</text:p>
          </table:table-cell>
          <table:covered-table-cell/>
          <table:table-cell table:style-name="Table1.C26" office:value-type="string">
            <text:p text:style-name="P27">Valor previsto R$</text:p>
          </table:table-cell>
          <table:table-cell table:style-name="Table1.D26" office:value-type="string">
            <text:p text:style-name="P27">Reserva de gastos</text:p>
          </table:table-cell>
          <table:table-cell table:style-name="Table1.E26" office:value-type="string">
            <text:p text:style-name="P27">Total</text:p>
          </table:table-cell>
        </table:table-row>
        <table:table-row table:style-name="Table1.27">
          <table:covered-table-cell/>
          <table:covered-table-cell/>
          <table:table-cell table:style-name="Table1.C27" office:value-type="string">
            <text:p text:style-name="P28">5<text:span text:style-name="T70">17,11</text:span></text:p>
          </table:table-cell>
          <table:table-cell table:style-name="Table1.D27" office:value-type="string">
            <text:p text:style-name="P28">5<text:span text:style-name="T70">1</text:span>,<text:span text:style-name="T70">71</text:span></text:p>
          </table:table-cell>
          <table:table-cell table:style-name="Table1.E27" office:value-type="string">
            <text:p text:style-name="P71">568,82</text:p>
          </table:table-cell>
        </table:table-row>
      </table:table>
      <text:p text:style-name="Legenda_20_de_20_figuras_2f_tabelas">Tabela <text:sequence text:ref-name="refTable0" text:name="Table" text:formula="ooow:Table+1" style:num-format="1">1</text:sequence> - Orçamento do projeto</text:p>
      <text:p text:style-name="P39"><text:soft-page-break/>Após a análise dos objetivos do projeto, foi visto que serão necessários livros para estudo, passagens de ônibus para reuniões, incluso também gastos com material de papelaria, impressões, xerox e encadernações, para assim possibilitar um melhor projeto de pesquisa.</text:p>
      <text:p text:style-name="P19"/>
      <text:p text:style-name="P19"/>
      <text:list xml:id="list150140380181726" text:continue-numbering="true" text:style-name="TCC_20_Univás_3a__20_númeração_20_títulos_20_e_20_subtítulos">
        <text:list-item>
          <text:list>
            <text:list-item>
              <text:h text:style-name="P85" text:outline-level="2"><text:bookmark-start text:name="__RefHeading__7381_1902537627"/>Cronograma<text:bookmark-end text:name="__RefHeading__7381_1902537627"/></text:h>
            </text:list-item>
          </text:list>
        </text:list-item>
      </text:list>
      <text:p text:style-name="P20"/>
      <text:p text:style-name="P20"/>
      <text:p text:style-name="P36">Os cronogramas demonstrados na Tabela 2 e 3 mostram como serão realizadas as etapas do desenvolvimento da pesquisa.</text:p>
      <text:p text:style-name="P21"/>
      <text:p text:style-name="P21"/>
      <text:list xml:id="list150140380157091" text:continue-numbering="true" text:style-name="TCC_20_Univás_3a__20_númeração_20_títulos_20_e_20_subtítulos">
        <text:list-item>
          <text:list>
            <text:list-item>
              <text:list>
                <text:list-item>
                  <text:h text:style-name="P77" text:outline-level="3"><text:bookmark-start text:name="__RefHeading__7383_1902537627"/>Primeiro Semestre de 2015<text:bookmark-end text:name="__RefHeading__7383_1902537627"/></text:h>
                </text:list-item>
              </text:list>
            </text:list-item>
          </text:list>
        </text:list-item>
      </text:list>
      <text:p text:style-name="P22"/>
      <text:p text:style-name="P22"/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row table:style-name="Table2.1">
          <table:table-cell table:style-name="Table2.A1" office:value-type="string">
            <text:p text:style-name="P30"><draw:connector text:anchor-type="paragraph" draw:z-index="0" draw:name="Conector de seta reta 1" draw:style-name="gr1" draw:type="line" svg:x1="-0.115cm" svg:y1="0.005cm" svg:x2="4.046cm" svg:y2="1.219cm" svg:d="M-116 5l4162 1214" svg:viewBox="0 0 4165 1215"><text:p/></draw:connector>Mês</text:p>
            <text:p text:style-name="P50"/>
            <text:p text:style-name="P50">Tarefas</text:p>
          </table:table-cell>
          <table:table-cell table:style-name="Table2.B1" office:value-type="string">
            <text:p text:style-name="P53">DEZ</text:p>
          </table:table-cell>
          <table:table-cell table:style-name="Table2.B1" office:value-type="string">
            <text:p text:style-name="P53">JAN</text:p>
          </table:table-cell>
          <table:table-cell table:style-name="Table2.B1" office:value-type="string">
            <text:p text:style-name="P53">FEV</text:p>
          </table:table-cell>
          <table:table-cell table:style-name="Table2.B1" office:value-type="string">
            <text:p text:style-name="P53">MAR</text:p>
          </table:table-cell>
          <table:table-cell table:style-name="Table2.B1" office:value-type="string">
            <text:p text:style-name="P53">ABR</text:p>
          </table:table-cell>
          <table:table-cell table:style-name="Table2.B1" office:value-type="string">
            <text:p text:style-name="P53">MAI</text:p>
          </table:table-cell>
        </table:table-row>
        <table:table-row table:style-name="Table2.1">
          <table:table-cell table:style-name="Table2.A2" office:value-type="string">
            <text:p text:style-name="P55">Orientação do Pré-projeto</text:p>
          </table:table-cell>
          <table:table-cell table:style-name="Table2.B2" office:value-type="string">
            <text:p text:style-name="P55">X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</table:table-row>
        <table:table-row table:style-name="Table2.1">
          <table:table-cell table:style-name="Table2.A1" office:value-type="string">
            <text:p text:style-name="P55">Formulação do Pré-projeto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>X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</table:table-row>
        <table:table-row table:style-name="Table2.1">
          <table:table-cell table:style-name="Table2.A1" office:value-type="string">
            <text:p text:style-name="P55">Pesquisas dos itens do pré – projeto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>X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</table:table-row>
        <table:table-row table:style-name="Table2.1">
          <table:table-cell table:style-name="Table2.A1" office:value-type="string">
            <text:p text:style-name="P55">Fechamento do pré-projeto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>X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</table:table-row>
        <table:table-row table:style-name="Table2.1">
          <table:table-cell table:style-name="Table2.A1" office:value-type="string">
            <text:p text:style-name="P55">Entrega do pré-projeto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>X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</table:table-row>
        <table:table-row table:style-name="Table2.1">
          <table:table-cell table:style-name="Table2.A1" office:value-type="string">
            <text:p text:style-name="P55">Orientação da Introdução, Objetivos e Justificativa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>X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</table:table-row>
        <table:table-row table:style-name="Table2.1">
          <table:table-cell table:style-name="Table2.A1" office:value-type="string">
            <text:p text:style-name="P55">Formulação da Introdução, Objetivos e Justificativas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>X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</table:table-row>
        <table:table-row table:style-name="Table2.1">
          <table:table-cell table:style-name="Table2.A1" office:value-type="string">
            <text:p text:style-name="P55">Fechamento da Introdução, Objetivos e Justificativas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>X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</table:table-row>
        <table:table-row table:style-name="Table2.1">
          <table:table-cell table:style-name="Table2.A1" office:value-type="string">
            <text:p text:style-name="P55">Entrega da Introdução, Objetivos e Justificativas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>X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</table:table-row>
        <table:table-row table:style-name="Table2.1">
          <table:table-cell table:style-name="Table2.A1" office:value-type="string">
            <text:p text:style-name="P62">Estudo da tecnologia OSGi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62">X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</table:table-row>
        <table:table-row table:style-name="Table2.1">
          <table:table-cell table:style-name="Table2.A2" office:value-type="string">
            <text:p text:style-name="P55">Orientação do Quadro Teórico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>X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</table:table-row>
        <table:table-row table:style-name="Table2.1">
          <table:table-cell table:style-name="Table2.A1" office:value-type="string">
            <text:p text:style-name="P55">Formulação do Quadro Teórico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>X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</table:table-row>
        <text:soft-page-break/>
        <table:table-row table:style-name="Table2.1">
          <table:table-cell table:style-name="Table2.A1" office:value-type="string">
            <text:p text:style-name="P55">Entrega do Quadro Teórico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>X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</table:table-row>
        <table:table-row table:style-name="Table2.1">
          <table:table-cell table:style-name="Table2.A1" office:value-type="string">
            <text:p text:style-name="P55">Orientação do Quadro Metodológico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>X</text:p>
          </table:table-cell>
          <table:table-cell table:style-name="Table2.B2" office:value-type="string">
            <text:p text:style-name="P64"><text:span text:style-name="Fonte_20_parág._20_padrão"><text:span text:style-name="T53">X</text:span></text:span></text:p>
          </table:table-cell>
          <table:table-cell table:style-name="Table2.B2" office:value-type="string">
            <text:p text:style-name="P55"/>
          </table:table-cell>
        </table:table-row>
        <table:table-row table:style-name="Table2.1">
          <table:table-cell table:style-name="Table2.A1" office:value-type="string">
            <text:p text:style-name="P55">Formulação do Quadro Metodológico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64"><text:span text:style-name="Fonte_20_parág._20_padrão"><text:span text:style-name="T52">X</text:span></text:span></text:p>
          </table:table-cell>
          <table:table-cell table:style-name="Table2.B2" office:value-type="string">
            <text:p text:style-name="P55"/>
          </table:table-cell>
        </table:table-row>
        <table:table-row table:style-name="Table2.1">
          <table:table-cell table:style-name="Table2.A1" office:value-type="string">
            <text:p text:style-name="P55">Entrega do Quadro Metodológico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64"><text:span text:style-name="Fonte_20_parág._20_padrão"><text:span text:style-name="T52">X</text:span></text:span></text:p>
          </table:table-cell>
          <table:table-cell table:style-name="Table2.B2" office:value-type="string">
            <text:p text:style-name="P55"/>
          </table:table-cell>
        </table:table-row>
        <table:table-row table:style-name="Table2.1">
          <table:table-cell table:style-name="Table2.A1" office:value-type="string">
            <text:p text:style-name="P55">Revisão do projeto para entrega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61">X</text:p>
          </table:table-cell>
          <table:table-cell table:style-name="Table2.B2" office:value-type="string">
            <text:p text:style-name="P55"/>
          </table:table-cell>
        </table:table-row>
        <table:table-row table:style-name="Table2.1">
          <table:table-cell table:style-name="Table2.A1" office:value-type="string">
            <text:p text:style-name="P55">Entrega dos projetos para qualificação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61">X</text:p>
          </table:table-cell>
        </table:table-row>
        <table:table-row table:style-name="Table2.1">
          <table:table-cell table:style-name="Table2.A1" office:value-type="string">
            <text:p text:style-name="P55">Bancas de qualificação de Projetos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61">X</text:p>
          </table:table-cell>
        </table:table-row>
        <table:table-row table:style-name="Table2.1">
          <table:table-cell table:style-name="Table2.A1" office:value-type="string">
            <text:p text:style-name="P55">Orientações finais dos projetos</text:p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61">X</text:p>
          </table:table-cell>
        </table:table-row>
      </table:table>
      <text:p text:style-name="Legenda_20_de_20_figuras_2f_tabelas">Tabela <text:sequence text:ref-name="refTable1" text:name="Table" text:formula="ooow:Table+1" style:num-format="1">2</text:sequence> - Cronograma do Primeiro Semestre de 2015</text:p>
      <text:p text:style-name="P2"/>
      <text:p text:style-name="P2"/>
      <text:list xml:id="list150140427162382" text:continue-numbering="true" text:style-name="TCC_20_Univás_3a__20_númeração_20_títulos_20_e_20_subtítulos">
        <text:list-item>
          <text:list>
            <text:list-item>
              <text:list>
                <text:list-item>
                  <text:h text:style-name="P78" text:outline-level="3"><text:bookmark-start text:name="__RefHeading__7385_1902537627"/>Segundo Semestre de 2015<text:bookmark-end text:name="__RefHeading__7385_1902537627"/></text:h>
                </text:list-item>
              </text:list>
            </text:list-item>
          </text:list>
        </text:list-item>
      </text:list>
      <text:p text:style-name="P23"/>
      <text:p text:style-name="P23"/>
      <table:table table:name="Tabela1" table:style-name="Tabela1">
        <table:table-column table:style-name="Tabela1.A"/>
        <table:table-column table:style-name="Tabela1.B" table:number-columns-repeated="5"/>
        <table:table-column table:style-name="Tabela1.G" table:number-columns-repeated="2"/>
        <table:table-row table:style-name="Tabela1.1">
          <table:table-cell table:style-name="Tabela1.A1" office:value-type="string">
            <text:p text:style-name="P29">Mês</text:p>
            <text:p text:style-name="P49"/>
            <text:p text:style-name="P51">Tarefas</text:p>
          </table:table-cell>
          <table:table-cell table:style-name="Tabela1.B1" office:value-type="string">
            <text:p text:style-name="P52">JUN</text:p>
          </table:table-cell>
          <table:table-cell table:style-name="Tabela1.A1" office:value-type="string">
            <text:p text:style-name="P49">J<text:span text:style-name="T57">UL</text:span></text:p>
          </table:table-cell>
          <table:table-cell table:style-name="Tabela1.A1" office:value-type="string">
            <text:p text:style-name="P52">AGO</text:p>
          </table:table-cell>
          <table:table-cell table:style-name="Tabela1.A1" office:value-type="string">
            <text:p text:style-name="P52">SET</text:p>
          </table:table-cell>
          <table:table-cell table:style-name="Tabela1.A1" office:value-type="string">
            <text:p text:style-name="P52">OUT</text:p>
          </table:table-cell>
          <table:table-cell table:style-name="Tabela1.A1" office:value-type="string">
            <text:p text:style-name="P52">NOV</text:p>
          </table:table-cell>
          <table:table-cell table:style-name="Tabela1.A1" office:value-type="string">
            <text:p text:style-name="P52">DEZ</text:p>
          </table:table-cell>
        </table:table-row>
        <table:table-row table:style-name="Tabela1.2">
          <table:table-cell table:style-name="Tabela1.A2" office:value-type="string">
            <text:p text:style-name="P56"><text:span text:style-name="T60">D</text:span>esenvolvimento de protótipos</text:p>
          </table:table-cell>
          <table:table-cell table:style-name="Tabela1.B2" office:value-type="string">
            <text:p text:style-name="P56">X</text:p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</table:table-row>
        <table:table-row table:style-name="Tabela1.2">
          <table:table-cell table:style-name="Tabela1.A2" office:value-type="string">
            <text:p text:style-name="P56">Estudo d<text:span text:style-name="T58">e</text:span> <text:span text:style-name="T16">frameworks</text:span><text:span text:style-name="T20"> e </text:span><text:span text:style-name="T10">ferramentas</text:span></text:p>
          </table:table-cell>
          <table:table-cell table:style-name="Tabela1.B2" office:value-type="string">
            <text:p text:style-name="P56">X</text:p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</table:table-row>
        <table:table-row table:style-name="Tabela1.2">
          <table:table-cell table:style-name="Tabela1.A2" office:value-type="string">
            <text:p text:style-name="P56">Desenvolvimento do <text:span text:style-name="T3">software</text:span> modularizado</text:p>
          </table:table-cell>
          <table:table-cell table:style-name="Tabela1.B2" office:value-type="string">
            <text:p text:style-name="P56"/>
          </table:table-cell>
          <table:table-cell table:style-name="Tabela1.B2" office:value-type="string">
            <text:p text:style-name="P56">X</text:p>
          </table:table-cell>
          <table:table-cell table:style-name="Tabela1.B2" office:value-type="string">
            <text:p text:style-name="P56">X</text:p>
          </table:table-cell>
          <table:table-cell table:style-name="Tabela1.B2" office:value-type="string">
            <text:p text:style-name="P88">X</text:p>
          </table:table-cell>
          <table:table-cell table:style-name="Tabela1.B2" office:value-type="string">
            <text:p text:style-name="P88">X</text:p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</table:table-row>
        <table:table-row table:style-name="Tabela1.2">
          <table:table-cell table:style-name="Tabela1.A2" office:value-type="string">
            <text:p text:style-name="P57">Atualização da pesquisa</text:p>
          </table:table-cell>
          <table:table-cell table:style-name="Tabela1.B2" office:value-type="string">
            <text:p text:style-name="P58"/>
          </table:table-cell>
          <table:table-cell table:style-name="Tabela1.B2" office:value-type="string">
            <text:p text:style-name="P58"/>
          </table:table-cell>
          <table:table-cell table:style-name="Tabela1.B2" office:value-type="string">
            <text:p text:style-name="P58">X</text:p>
          </table:table-cell>
          <table:table-cell table:style-name="Tabela1.B2" office:value-type="string">
            <text:p text:style-name="P58">X</text:p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</table:table-row>
        <table:table-row table:style-name="Tabela1.2">
          <table:table-cell table:style-name="Tabela1.A2" office:value-type="string">
            <text:p text:style-name="P59">Análise e discussão de resultados</text:p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60">X</text:p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</table:table-row>
        <table:table-row table:style-name="Tabela1.2">
          <table:table-cell table:style-name="Tabela1.A2" office:value-type="string">
            <text:p text:style-name="P63">Pré-banca</text:p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60"/>
          </table:table-cell>
          <table:table-cell table:style-name="Tabela1.B2" office:value-type="string">
            <text:p text:style-name="P88">X</text:p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</table:table-row>
        <table:table-row table:style-name="Tabela1.2">
          <table:table-cell table:style-name="Tabela1.A2" office:value-type="string">
            <text:p text:style-name="P60">Redação final do TCC</text:p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60">X</text:p>
          </table:table-cell>
          <table:table-cell table:style-name="Tabela1.B2" office:value-type="string">
            <text:p text:style-name="P60">X</text:p>
          </table:table-cell>
          <table:table-cell table:style-name="Tabela1.B2" office:value-type="string">
            <text:p text:style-name="P54"/>
          </table:table-cell>
        </table:table-row>
        <table:table-row table:style-name="Tabela1.2">
          <table:table-cell table:style-name="Tabela1.A2" office:value-type="string">
            <text:p text:style-name="P60">Defesa pública</text:p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60">X</text:p>
          </table:table-cell>
          <table:table-cell table:style-name="Tabela1.B2" office:value-type="string">
            <text:p text:style-name="P54"/>
          </table:table-cell>
        </table:table-row>
        <table:table-row table:style-name="Tabela1.2">
          <table:table-cell table:style-name="Tabela1.A2" office:value-type="string">
            <text:p text:style-name="P60">Acertos finais para capa dura</text:p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60">X</text:p>
          </table:table-cell>
          <table:table-cell table:style-name="Tabela1.B2" office:value-type="string">
            <text:p text:style-name="P60">X</text:p>
          </table:table-cell>
        </table:table-row>
        <table:table-row table:style-name="Tabela1.2">
          <table:table-cell table:style-name="Tabela1.A2" office:value-type="string">
            <text:p text:style-name="P60">Entrega <text:span text:style-name="T59">da capa dura</text:span></text:p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4"/>
          </table:table-cell>
          <table:table-cell table:style-name="Tabela1.B2" office:value-type="string">
            <text:p text:style-name="P59">X</text:p>
          </table:table-cell>
        </table:table-row>
      </table:table>
      <text:p text:style-name="Legenda_20_de_20_figuras_2f_tabelas">Tabela <text:sequence text:ref-name="refTable2" text:name="Table" text:formula="ooow:Table+1" style:num-format="1">3</text:sequence> - Cronograma do Segundo Semestre de 2015</text:p>
      <text:p text:style-name="P2"/>
      <text:p text:style-name="P2"/>
      <text:p text:style-name="P37"><text:soft-page-break/>Estas etapas <text:span text:style-name="T69">foram e </text:span>têm em vista serem seguidas minuciosamente, sabendo que poderão sofrer alterações <text:span text:style-name="T69">de eventos futuros a data de entrega dessa pesquisa</text:span>.</text:p>
      <text:list xml:id="list150140443183050" text:continue-numbering="true" text:style-name="TCC_20_Univás_3a__20_númeração_20_títulos_20_e_20_subtítulos">
        <text:list-header>
          <text:h text:style-name="P76" text:outline-level="1"><text:bookmark-start text:name="__RefHeading__5035_361370671"/>Referências<text:bookmark-end text:name="__RefHeading__5035_361370671"/></text:h>
        </text:list-header>
      </text:list>
      <text:p text:style-name="P3"/>
      <text:p text:style-name="P6"/>
      <text:p text:style-name="Corpo_20_do_20_texto_3a__20_texto_20__28_referência_29_">ANICHE, Maurício. <text:span text:style-name="T27">Test-Driven</text:span><text:span text:style-name="T36"> </text:span><text:span text:style-name="T27">Development</text:span><text:span text:style-name="T36">:</text:span> Teste e Design no Mundo Real. São Paulo: Casa do Código, 2012.</text:p>
      <text:p text:style-name="Corpo_20_do_20_texto_3a__20_texto_20__28_referência_29_"/>
      <text:p text:style-name="Corpo_20_do_20_texto_3a__20_texto_20__28_referência_29_">ANICHE, Maurício. <text:span text:style-name="T36">TDD</text:span>. 2014. Disponível em http://<text:span text:style-name="T11">tdd.caelum.com.br</text:span>/. Acesso em 11 de março, 2015.</text:p>
      <text:p text:style-name="Corpo_20_do_20_texto_3a__20_texto_20__28_referência_29_"/>
      <text:p text:style-name="Corpo_20_do_20_texto_3a__20_texto_20__28_referência_29_">APACHE. <text:span text:style-name="T36">OSGi Frequently Asked Questions</text:span>. 2015. Disponível em http://felix.apache.org/documentation/tutorials-examples-and-presentations/apache-felix-osgi-faq.html. Acesso em 16 de junho, 2015.</text:p>
      <text:p text:style-name="Corpo_20_do_20_texto_3a__20_texto_20__28_referência_29_"/>
      <text:p text:style-name="P44">APACHE. <text:span text:style-name="T36">What is maven</text:span>. 2015. Disponível em http://maven.apache.org/what-is-maven.html. Acesso em 16 de junho, 2015.</text:p>
      <text:p text:style-name="Corpo_20_do_20_texto_3a__20_texto_20__28_referência_29_"/>
      <text:p text:style-name="Corpo_20_do_20_texto_3a__20_texto_20__28_referência_29_">APPOLINÁRIO, F<text:span text:style-name="T46">á</text:span>bio. <text:span text:style-name="T36">Dicionário de metodologia:</text:span> um guia para a produção do conhecimento científico. São Paulo: Atlas, 2004.</text:p>
      <text:p text:style-name="Corpo_20_do_20_texto_3a__20_texto_20__28_referência_29_"/>
      <text:p text:style-name="P42"><text:span text:style-name="T61">BORBA, Paulo. </text:span><text:span text:style-name="T38">Aspectos de Modularização</text:span><text:span text:style-name="T44">. 2015. Disponível em http://www.di.ufpe.br/~java/graduacao961/aulas/aula4/aula4.html. Acesso em 21 de junho, 2015.</text:span></text:p>
      <text:p text:style-name="Corpo_20_do_20_texto_3a__20_texto_20__28_referência_29_"/>
      <text:p text:style-name="Corpo_20_do_20_texto_3a__20_texto_20__28_referência_29_">BARTLETT, <text:span text:style-name="T11">Neil.</text:span> <text:span text:style-name="T36">OSGi In </text:span><text:span text:style-name="T27">Practice</text:span><text:span text:style-name="T11">.</text:span> 2009.</text:p>
      <text:p text:style-name="Corpo_20_do_20_texto_3a__20_texto_20__28_referência_29_"/>
      <text:p text:style-name="Corpo_20_do_20_texto_3a__20_texto_20__28_referência_29_">BAUER, <text:span text:style-name="T11">Christian</text:span>; KING, <text:span text:style-name="T11">Gavin.</text:span> <text:span text:style-name="T27">Hibernate</text:span><text:span text:style-name="T36"> in </text:span><text:span text:style-name="T27">action</text:span><text:span text:style-name="T11">.</text:span> <text:span text:style-name="T11">Greenwich</text:span>: <text:span text:style-name="T11">Manning</text:span> <text:span text:style-name="T11">Publications </text:span><text:span text:style-name="T29">Co.</text:span>, 2005.</text:p>
      <text:p text:style-name="Corpo_20_do_20_texto_3a__20_texto_20__28_referência_29_"/>
      <text:p text:style-name="Corpo_20_do_20_texto_3a__20_texto_20__28_referência_29_"><text:span text:style-name="T21">BOSSCHAERT, </text:span><text:span text:style-name="T22">David. </text:span><text:span text:style-name="T24">OSGi in Depth</text:span><text:span text:style-name="T22">. </text:span><text:span text:style-name="T23">Shelter Island: Manning Publications Co, 2012</text:span></text:p>
      <text:p text:style-name="P41"/>
      <text:p text:style-name="Corpo_20_do_20_texto_3a__20_texto_20__28_referência_29_">CAELUM. <text:span text:style-name="T36">Apostila Desenvolvimento Web com HTML, CSS e JavaScript</text:span>. 2015. Disponível em https://www.caelum.com.br/apostila-html-css-javascript/javascript-einteratividade-na-web/. Acesso em 08 de março, 2015.</text:p>
      <text:p text:style-name="Corpo_20_do_20_texto_3a__20_texto_20__28_referência_29_"/>
      <text:p text:style-name="Corpo_20_do_20_texto_3a__20_texto_20__28_referência_29_">CAELUM. <text:span text:style-name="T36">Apostila Java e Orientação a Objetos</text:span>. 2015. Disponível em http://www.caelum.com.br/apostila-java-orientacao-objetos/. Acesso em 08 de março, 2015.</text:p>
      <text:p text:style-name="Corpo_20_do_20_texto_3a__20_texto_20__28_referência_29_"/>
      <text:p text:style-name="Corpo_20_do_20_texto_3a__20_texto_20__28_referência_29_">CLARO, Daniela Barreiro; SOBRAL, João Bosco Mangueira. <text:span text:style-name="T36">Programação em Java</text:span>. Santa Catarina: Copyleft <text:span text:style-name="T11">Pearson</text:span> <text:span text:style-name="T11">Education</text:span>, 2008.</text:p>
      <text:p text:style-name="Corpo_20_do_20_texto_3a__20_texto_20__28_referência_29_"/>
      <text:p text:style-name="Corpo_20_do_20_texto_3a__20_texto_20__28_referência_29_">DEITEL, <text:span text:style-name="T11">Harvey</text:span> <text:span text:style-name="T11">Matt</text:span>; DEITEL, Paul John. <text:span text:style-name="T36">Java </text:span><text:span text:style-name="T27">How</text:span><text:span text:style-name="T36"> to </text:span><text:span text:style-name="T27">Program</text:span><text:span text:style-name="T11">.</text:span> 8. ed. Edson <text:span text:style-name="T11">Furmankiewicz.</text:span> São Paulo: <text:span text:style-name="T11">Pearson</text:span> <text:span text:style-name="T11">Prentice</text:span> Hall, 2010.</text:p>
      <text:p text:style-name="Corpo_20_do_20_texto_3a__20_texto_20__28_referência_29_"/>
      <text:p text:style-name="Corpo_20_do_20_texto_3a__20_texto_20__28_referência_29_">DEVMEDIA. <text:span text:style-name="T36">Introdução ao </text:span><text:span text:style-name="T27">Spring</text:span><text:span text:style-name="T36"> </text:span><text:span text:style-name="T27">Framework</text:span><text:span text:style-name="T11">.</text:span> 2015. Disponível em http://www.devmedia.com.br/introducao-ao-spring-framework/26212. Acesso em 10 de março, 2015.</text:p>
      <text:p text:style-name="Corpo_20_do_20_texto_3a__20_texto_20__28_referência_29_"><text:soft-page-break/></text:p>
      <text:p text:style-name="P46">DEVMEDIA. <text:span text:style-name="T36">Novidades do GlassFish 3.1</text:span>. 2011. Disponível em: http://www.devmedia.com.br/novidades-do-glassfish-3-1-artigo-java-magazine-91/21124. Acesso em 19 de junho, 2015.</text:p>
      <text:p text:style-name="Corpo_20_do_20_texto_3a__20_texto_20__28_referência_29_"/>
      <text:p text:style-name="Corpo_20_do_20_texto_3a__20_texto_20__28_referência_29_">DURHAM, <text:span text:style-name="T11">Ala</text:span><text:span text:style-name="T30">n</text:span>; JOHNSON, <text:span text:style-name="T11">Ralph.</text:span> <text:span text:style-name="T42">A </text:span><text:span text:style-name="T28">Framework</text:span><text:span text:style-name="T42"> for </text:span><text:span text:style-name="T28">Run-time</text:span><text:span text:style-name="T42"> </text:span><text:span text:style-name="T28">Systems</text:span><text:span text:style-name="T42"> </text:span><text:span text:style-name="T28">and</text:span><text:span text:style-name="T42"> </text:span><text:span text:style-name="T28">its</text:span><text:span text:style-name="T42"> Visual </text:span><text:span text:style-name="T28">Programming</text:span><text:span text:style-name="T42"> </text:span><text:span text:style-name="T28">Language</text:span><text:span text:style-name="T11">.</text:span> In: <text:span text:style-name="T36">OBJECT-ORIENTED PROGRAMMING SYSTEMS, LANGUAGES, AND APPLICATIONS</text:span>. <text:span text:style-name="T11">San</text:span> <text:span text:style-name="T11">Jose</text:span>, CA, 1996, p. 20-25.</text:p>
      <text:p text:style-name="Corpo_20_do_20_texto_3a__20_texto_20__28_referência_29_"/>
      <text:p text:style-name="Corpo_20_do_20_texto_3a__20_texto_20__28_referência_29_">FERNANDES, Leonardo. <text:span text:style-name="T36">OSGi e os benefícios de uma Arquitetura Modular</text:span>. 37.ed. 2009. p. 27-35.</text:p>
      <text:p text:style-name="Corpo_20_do_20_texto_3a__20_texto_20__28_referência_29_"/>
      <text:p text:style-name="P45">FILHO, Walter dos Santos. <text:span text:style-name="T36">Introdução ao Apache Maven</text:span>. Belo Horizonte: Eteg Tecnologia da Informação Ltda, 2008.</text:p>
      <text:p text:style-name="Corpo_20_do_20_texto_3a__20_texto_20__28_referência_29_"/>
      <text:p text:style-name="Corpo_20_do_20_texto_3a__20_texto_20__28_referência_29_">GAMA, <text:span text:style-name="T11">Kiev.</text:span><text:span text:style-name="T36"> Uma visão geral sobre a plataforma OSGi</text:span>. 2008. Disponível em https://kievgama.wordpress.com/2008/11/24/um-pouco-de-osgi-em-portugues/. Acesso em 09 de março, 2015.</text:p>
      <text:p text:style-name="Corpo_20_do_20_texto_3a__20_texto_20__28_referência_29_"/>
      <text:p text:style-name="Corpo_20_do_20_texto_3a__20_texto_20__28_referência_29_"><text:span text:style-name="T45">GIL, Antônio Carlos. </text:span><text:span text:style-name="T37">Como elaborar projetos de pesquisa</text:span><text:span text:style-name="T45">. São Paulo: Atlas, 2002.</text:span></text:p>
      <text:p text:style-name="Corpo_20_do_20_texto_3a__20_texto_20__28_referência_29_"/>
      <text:p text:style-name="P47">GONCALVES, Antonio. <text:span text:style-name="T27">Beginning</text:span><text:span text:style-name="T36"> Java EE 6 </text:span><text:span text:style-name="T41">Platform</text:span><text:span text:style-name="T36"> </text:span><text:span text:style-name="T27">with</text:span><text:span text:style-name="T36"> GlassFish 3</text:span>. <text:span text:style-name="T64">Nova York: Springer Science+Businnes Media, LCC.</text:span> 2010.</text:p>
      <text:p text:style-name="Corpo_20_do_20_texto_3a__20_texto_20__28_referência_29_"/>
      <text:p text:style-name="Corpo_20_do_20_texto_3a__20_texto_20__28_referência_29_">KIOSKEA. <text:span text:style-name="T36">Condução de reunião</text:span>. 2014. Disponível em http://pt.kioskea.net/contents/579-conducao-de-reuniao. Acesso em 16 de abril, 2015.</text:p>
      <text:p text:style-name="Corpo_20_do_20_texto_3a__20_texto_20__28_referência_29_"/>
      <text:p text:style-name="Corpo_20_do_20_texto_3a__20_texto_20__28_referência_29_">KNOERNSCHILD, <text:span text:style-name="T11">Kirk.</text:span> <text:span text:style-name="T36">Java </text:span><text:span text:style-name="T40">A</text:span><text:span text:style-name="T27">pplication</text:span><text:span text:style-name="T36"> </text:span><text:span text:style-name="T40">A</text:span><text:span text:style-name="T27">rchitecture</text:span><text:span text:style-name="T36">:</text:span> <text:span text:style-name="T63">M</text:span><text:span text:style-name="T11">odularity</text:span> <text:span text:style-name="T63">P</text:span><text:span text:style-name="T11">atterns</text:span> <text:span text:style-name="T11">with</text:span> <text:span text:style-name="T63">E</text:span><text:span text:style-name="T11">xamples</text:span> <text:span text:style-name="T63">U</text:span><text:span text:style-name="T11">sing</text:span> OSGi. <text:span text:style-name="T11">Crawfordsville</text:span>: <text:span text:style-name="T11">Pearson</text:span> <text:span text:style-name="T11">Education</text:span>, 2012.</text:p>
      <text:p text:style-name="Corpo_20_do_20_texto_3a__20_texto_20__28_referência_29_"/>
      <text:p text:style-name="Corpo_20_do_20_texto_3a__20_texto_20__28_referência_29_">LUCENA, Fábio Nogueira de. <text:span text:style-name="T36">Introdução ao </text:span><text:span text:style-name="T27">Equinox</text:span><text:span text:style-name="T11">.</text:span> 2010. Disponível em https://code.google.com/p/exemplos/<text:span text:style-name="T11">wiki</text:span>/<text:span text:style-name="T11">equinox.</text:span> Acesso em 09 de março, 2015.</text:p>
      <text:p text:style-name="Corpo_20_do_20_texto_3a__20_texto_20__28_referência_29_"/>
      <text:p text:style-name="Corpo_20_do_20_texto_3a__20_texto_20__28_referência_29_">MADEIRA, Marcelo. <text:span text:style-name="T36">OSGi – Modularizando sua aplicação</text:span>. 2009. Disponível em https://celodemelo.wordpress.com/2009/11/12/osgi-modularizando-sua-aplicacao/. Acesso em 09 de março, 2015.</text:p>
      <text:p text:style-name="Corpo_20_do_20_texto_3a__20_texto_20__28_referência_29_"/>
      <text:p text:style-name="Corpo_20_do_20_texto_3a__20_texto_20__28_referência_29_">MALCHER, Marcelo Andrade da Gama. <text:span text:style-name="T36">OSGi Distribuído: </text:span><text:span text:style-name="T28">deployment</text:span><text:span text:style-name="T42"> local e execução remota. Monografia de Seminários de Sistemas Distribuídos. Pontifíc</text:span><text:span text:style-name="T43">i</text:span><text:span text:style-name="T42">a Universidade Católica do Rio de Janeiro, 2008.</text:span></text:p>
      <text:p text:style-name="Corpo_20_do_20_texto_3a__20_texto_20__28_referência_29_"/>
      <text:p text:style-name="Corpo_20_do_20_texto_3a__20_texto_20__28_referência_29_">MAUJOR. <text:span text:style-name="T36">Site sobre CSS e Padrões Web:</text:span> Por que CSS?. 2015. Disponível <text:span text:style-name="T47">em: http</text:span>://www.maujor.com/index.php. Acesso em: 08 de março, 2015.</text:p>
      <text:p text:style-name="Corpo_20_do_20_texto_3a__20_texto_20__28_referência_29_"/>
      <text:p text:style-name="Corpo_20_do_20_texto_3a__20_texto_20__28_referência_29_">MAYWORM, Marcelo. <text:span text:style-name="T36">OSGi Distribuída:</text:span> Uma Visão Geral. 42.ed. 2010. p. 60-67.</text:p>
      <text:p text:style-name="Corpo_20_do_20_texto_3a__20_texto_20__28_referência_29_"/>
      <text:p text:style-name="Corpo_20_do_20_texto_3a__20_texto_20__28_referência_29_">MILANI, André. PostgreSQL: <text:span text:style-name="T36">Guia do Programador</text:span>. São Paulo: <text:span text:style-name="T11">Novatec</text:span> Editora, 2008.</text:p>
      <text:p text:style-name="Corpo_20_do_20_texto_3a__20_texto_20__28_referência_29_"/>
      <text:p text:style-name="Corpo_20_do_20_texto_3a__20_texto_20__28_referência_29_"><text:soft-page-break/>Mozilla <text:span text:style-name="T11">Developer</text:span> <text:span text:style-name="T11">Network.</text:span> <text:span text:style-name="T36">CSS</text:span>. 2015. Disponível em: https://developer.mozilla.org/<text:span text:style-name="T11">pt-BR</text:span>/<text:span text:style-name="T11">docs</text:span>/Web/CSS. Acesso em 08 de março, 2015.</text:p>
      <text:p text:style-name="Corpo_20_do_20_texto_3a__20_texto_20__28_referência_29_"/>
      <text:p text:style-name="Corpo_20_do_20_texto_3a__20_texto_20__28_referência_29_">Mozilla <text:span text:style-name="T11">Developer</text:span> <text:span text:style-name="T11">Network.</text:span> <text:span text:style-name="T36">HTML</text:span>. 2014. Disponível em: https://developer.mozilla.org/<text:span text:style-name="T11">pt-BR</text:span>/<text:span text:style-name="T11">docs</text:span>/Web/HTML. Acesso em 07 de março, 2015.</text:p>
      <text:p text:style-name="Corpo_20_do_20_texto_3a__20_texto_20__28_referência_29_"/>
      <text:p text:style-name="Corpo_20_do_20_texto_3a__20_texto_20__28_referência_29_"><text:span text:style-name="T42">Mozilla </text:span><text:span text:style-name="T28">Developer</text:span><text:span text:style-name="T42"> </text:span><text:span text:style-name="T28">Network.</text:span><text:span text:style-name="T42"> </text:span><text:span text:style-name="T36">JavaScript</text:span><text:span text:style-name="T42">. 2015. Disponível em: https://developer.mozilla.org/pt-BR/</text:span><text:span text:style-name="T28">docs</text:span><text:span text:style-name="T42">/Web/JavaScript. Acesso em 08 de março, 2015.</text:span></text:p>
      <text:p text:style-name="Corpo_20_do_20_texto_3a__20_texto_20__28_referência_29_"/>
      <text:p text:style-name="Corpo_20_do_20_texto_3a__20_texto_20__28_referência_29_">Mozilla <text:span text:style-name="T11">Developer</text:span> <text:span text:style-name="T11">Network.</text:span> <text:span text:style-name="T36">JavaScript </text:span><text:span text:style-name="T27">language</text:span><text:span text:style-name="T36"> </text:span><text:span text:style-name="T27">resources</text:span><text:span text:style-name="T11">.</text:span> 2014. Disponível em https://developer.mozilla.org/en-US/<text:span text:style-name="T11">docs</text:span>/Web/JavaScript/<text:span text:style-name="T11">Language</text:span>_<text:span text:style-name="T11">Resources.</text:span> Acesso em 08 de março, 2015.</text:p>
      <text:p text:style-name="Corpo_20_do_20_texto_3a__20_texto_20__28_referência_29_"/>
      <text:p text:style-name="Corpo_20_do_20_texto_3a__20_texto_20__28_referência_29_">OSGI ALLIANCE. <text:span text:style-name="T36">OSGi</text:span><text:span text:style-name="T42">.</text:span> 2015. Disponível em http://www.osgi.org/Main/<text:span text:style-name="T11">HomePage.</text:span> Acesso em 08 de março, 2015.</text:p>
      <text:p text:style-name="Corpo_20_do_20_texto_3a__20_texto_20__28_referência_29_"/>
      <text:p text:style-name="P48">ORACLE. <text:span text:style-name="T27">Difference</text:span><text:span text:style-name="T36"> </text:span><text:span text:style-name="T27">between</text:span><text:span text:style-name="T36"> GlassFish </text:span><text:span text:style-name="T27">Open</text:span><text:span text:style-name="T36"> </text:span><text:span text:style-name="T27">Source</text:span><text:span text:style-name="T36"> </text:span><text:span text:style-name="T27">and</text:span><text:span text:style-name="T36"> </text:span><text:span text:style-name="T27">Commercial</text:span><text:span text:style-name="T36"> </text:span><text:span text:style-name="T27">Editions</text:span><text:span text:style-name="T11">.</text:span> 2011. Disponível em https://blogs.oracle.com/GlassFishForBusiness/entry/difference_between_glassfish_open_source. Acesso em 20 de junho, 2015.</text:p>
      <text:p text:style-name="Corpo_20_do_20_texto_3a__20_texto_20__28_referência_29_"/>
      <text:p text:style-name="Corpo_20_do_20_texto_3a__20_texto_20__28_referência_29_"><text:span text:style-name="T11">Pivotal</text:span> Software. <text:span text:style-name="T27">Preface</text:span><text:span text:style-name="T11">.</text:span> 2015. Disponível em http://docs.spring.io/osgi/docs/<text:span text:style-name="T11">current</text:span>/<text:span text:style-name="T11">reference</text:span>/<text:span text:style-name="T11">html</text:span>/preface.html. Acesso em 10 de março, 2015.</text:p>
      <text:p text:style-name="Corpo_20_do_20_texto_3a__20_texto_20__28_referência_29_"/>
      <text:p text:style-name="Corpo_20_do_20_texto_3a__20_texto_20__28_referência_29_"><text:span text:style-name="T11">Pivotal</text:span> Software. <text:span text:style-name="T27">Spring</text:span><text:span text:style-name="T36"> </text:span><text:span text:style-name="T27">Framework</text:span><text:span text:style-name="T11">.</text:span> 2015. Disponível em http://<text:span text:style-name="T11">projects.spring.io</text:span>/springframework/. Acesso em 10 de março, 2015.</text:p>
      <text:p text:style-name="Corpo_20_do_20_texto_3a__20_texto_20__28_referência_29_"/>
      <text:p text:style-name="Corpo_20_do_20_texto_3a__20_texto_20__28_referência_29_">SILVA, Maurício <text:span text:style-name="T11">Samy.</text:span> <text:span text:style-name="T36">CSS3:</text:span> Desenvolva aplicações web profissionais com uso dos poderosos recursos de estilização das CSS3. São Paulo: Novatec Editora, 2012.</text:p>
      <text:p text:style-name="Corpo_20_do_20_texto_3a__20_texto_20__28_referência_29_"/>
      <text:p text:style-name="Corpo_20_do_20_texto_3a__20_texto_20__28_referência_29_">SILVA, Maurício Samy. <text:span text:style-name="T36">HTML5</text:span>: A linguagem de marcação que revolucionou a web. São Paulo: Novatec Editora, 2011.</text:p>
      <text:p text:style-name="Corpo_20_do_20_texto_3a__20_texto_20__28_referência_29_"/>
      <text:p text:style-name="Corpo_20_do_20_texto_3a__20_texto_20__28_referência_29_">SILVA, Maurício Samy. <text:span text:style-name="T36">JavaScript:</text:span> Guia do Programador. São Paulo: Novatec Editora, 2010.</text:p>
      <text:p text:style-name="Corpo_20_do_20_texto_3a__20_texto_20__28_referência_29_"/>
      <text:p text:style-name="Corpo_20_do_20_texto_3a__20_texto_20__28_referência_29_">SOUZA, Arthur Câmara; AMARAL, Hugo <text:span text:style-name="T11">Richard</text:span>; LIZARDO, <text:span text:style-name="T48">Luis</text:span> Eduardo O. <text:span text:style-name="T36">PostgreSQL:</text:span> uma alternativa para sistemas gerenciadores de banco de dados de código aberto. In: Anais do Congresso Nacional Universidade, EAD e Software Livre, 2012.</text:p>
      <text:p text:style-name="Corpo_20_do_20_texto_3a__20_texto_20__28_referência_29_"/>
      <text:p text:style-name="P43"><text:span text:style-name="T62">USP. </text:span><text:span text:style-name="T39">Fundamentos do projeto de software</text:span><text:span text:style-name="T62">. 2015. Disponível em http://www.pcs.usp.br/~pcs722/98/Objetos/bases.html. Acesso em 21 de junho, 2015.</text:span></text:p>
      <text:p text:style-name="Corpo_20_do_20_texto_3a__20_texto_20__28_referência_29_"/>
      <text:p text:style-name="Corpo_20_do_20_texto_3a__20_texto_20__28_referência_29_">VAZ, Rodrigo Cardoso. <text:span text:style-name="T27">JUnit</text:span><text:span text:style-name="T36"> – </text:span><text:span text:style-name="T27">Framework</text:span><text:span text:style-name="T36"> para testes em Java</text:span>. Palmas: Centro Universitário de Palmas, 2003.</text:p>
      <text:p text:style-name="Corpo_20_do_20_texto_3a__20_texto_20__28_referência_29_"/>
      <text:p text:style-name="Corpo_20_do_20_texto_3a__20_texto_20__28_referência_29_">W3C. <text:span text:style-name="T27">About</text:span><text:span text:style-name="T36"> W3C</text:span>. 2015. Disponível em http://www.w3.<text:span text:style-name="T11">org</text:span>/Consortium/. Acesso em 07 de <text:soft-page-break/>março, 2015.</text:p>
      <text:p text:style-name="Corpo_20_do_20_texto_3a__20_texto_20__28_referência_29_"/>
      <text:p text:style-name="Corpo_20_do_20_texto_3a__20_texto_20__28_referência_29_">W3C. <text:span text:style-name="T27">What</text:span><text:span text:style-name="T36"> is CSS?</text:span>. 2015. Disponível em http://www.w3.org/<text:span text:style-name="T11">Style</text:span>/CSS/. Acesso em 08 de março, 20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CC_20_Univás" style:display-name="TCC Univás" style:family="paragraph" style:parent-style-name="Standard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Capa_3a__20_título" style:display-name="Capa: título" style:family="paragraph" style:parent-style-name="TCC_20_Univás" style:class="text">
      <style:paragraph-properties fo:text-align="center" style:justify-single-word="false"/>
      <style:text-properties fo:text-transform="uppercase" fo:font-size="16pt" fo:font-weight="bold" style:font-size-asian="10.5pt"/>
    </style:style>
    <style:style style:name="Capa_3a__20_identificações" style:display-name="Capa: identificações" style:family="paragraph" style:parent-style-name="TCC_20_Univás" style:class="text" style:master-page-name="">
      <style:paragraph-properties fo:text-align="center" style:justify-single-word="false" style:page-number="auto"/>
      <style:text-properties fo:text-transform="uppercase" fo:font-size="14pt" fo:font-weight="bold" style:font-size-asian="10.5pt"/>
    </style:style>
    <style:style style:name="Capa_3a__20_texto" style:display-name="Capa: texto" style:family="paragraph" style:parent-style-name="TCC_20_Univás" style:class="text" style:master-page-name="">
      <style:paragraph-properties fo:margin-left="7.999cm" fo:margin-right="0cm" fo:text-indent="0cm" style:auto-text-indent="false" style:page-number="auto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Rodapé_3a__20_númeração_20_de_20_páginas" style:display-name="Rodapé: númeração de páginas" style:family="paragraph" style:parent-style-name="TCC_20_Univás" style:class="extra" style:master-page-name="Standard">
      <style:paragraph-properties fo:text-align="end" style:justify-single-word="false" style:register-true="true" style:page-number="5" fo:break-before="auto" fo:break-aft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as_3a__20_titulos" style:display-name="Listas: titulos" style:family="paragraph" style:parent-style-name="TCC_20_Univás">
      <style:paragraph-properties fo:margin-top="0cm" fo:margin-bottom="1.799cm" loext:contextual-spacing="false" fo:text-align="center" style:justify-single-word="false"/>
      <style:text-properties fo:text-transform="uppercase" fo:font-size="14pt" fo:font-weight="bold" style:font-size-asian="10.5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as_3a__20_textos" style:display-name="Listas: textos" style:family="paragraph" style:parent-style-name="TCC_20_Univás">
      <style:paragraph-properties fo:line-height="150%"/>
      <style:text-properties style:font-size-asian="10.5pt"/>
    </style:style>
    <style:style style:name="Sumário_3a__20_título" style:display-name="Sumário: título" style:family="paragraph" style:parent-style-name="TCC_20_Univás" style:master-page-name="">
      <style:paragraph-properties fo:margin-top="0cm" fo:margin-bottom="1.799cm" loext:contextual-spacing="false" fo:text-align="center" style:justify-single-word="false" style:page-number="auto"/>
      <style:text-properties fo:text-transform="uppercase" fo:font-size="14pt" fo:font-weight="bold" style:font-size-asian="10.5pt"/>
    </style:style>
    <style:style style:name="Sumário_3a__20_itens_20_nível_20_1" style:display-name="Sumário: itens nível 1" style:family="paragraph" style:parent-style-name="TCC_20_Univás">
      <style:paragraph-properties fo:line-height="150%"/>
      <style:text-properties fo:text-transform="uppercase" style:font-size-asian="10.5pt"/>
    </style:style>
    <style:style style:name="Sumário_3a__20_itens_20_nível_20_2" style:display-name="Sumário: itens nível 2" style:family="paragraph" style:parent-style-name="TCC_20_Univás" style:master-page-name="">
      <style:paragraph-properties fo:margin-left="0.499cm" fo:margin-right="0cm" fo:line-height="150%" fo:text-indent="0cm" style:auto-text-indent="false" style:page-number="auto"/>
      <style:text-properties style:font-size-asian="10.5pt"/>
    </style:style>
    <style:style style:name="Corpo_20_do_20_texto_3a__20_título_20__28_geral_29_" style:display-name="Corpo do texto: título (geral)" style:family="paragraph" style:parent-style-name="TCC_20_Univás" style:next-style-name="Corpo_20_do_20_texto_3a__20_texto_20__28_geral_29_" style:default-outline-level="1" style:list-style-name="TCC_20_Univás_3a__20_númeração_20_títulos_20_e_20_subtítulos">
      <style:paragraph-properties fo:margin-left="0cm" fo:margin-right="0cm" fo:line-height="150%" fo:text-indent="0cm" style:auto-text-indent="false" text:number-lines="true" text:line-number="2"/>
      <style:text-properties fo:text-transform="uppercase" fo:font-size="14pt" fo:font-weight="bold" style:font-size-asian="10.5pt"/>
    </style:style>
    <style:style style:name="Corpo_20_do_20_texto_3a__20_subtítulos_20_1" style:display-name="Corpo do texto: subtítulos 1" style:family="paragraph" style:parent-style-name="TCC_20_Univás" style:next-style-name="Corpo_20_do_20_texto_3a__20_texto_20__28_geral_29_" style:default-outline-level="2" style:list-style-name="TCC_20_Univás_3a__20_númeração_20_títulos_20_e_20_subtítulos" style:master-page-name="">
      <style:paragraph-properties fo:margin-left="0cm" fo:margin-right="0cm" fo:line-height="150%" fo:text-indent="0cm" style:auto-text-indent="false" style:page-number="auto" fo:background-color="transparent">
        <style:background-image/>
      </style:paragraph-properties>
      <style:text-properties fo:font-weight="bold" style:font-size-asian="10.5pt"/>
    </style:style>
    <style:style style:name="Corpo_20_do_20_texto_3a__20_texto_20__28_geral_29_" style:display-name="Corpo do texto: texto (geral)" style:family="paragraph" style:parent-style-name="TCC_20_Univás">
      <style:paragraph-properties fo:margin-left="0cm" fo:margin-right="0cm" fo:line-height="150%" fo:text-align="justify" style:justify-single-word="false" fo:text-indent="1.251cm" style:auto-text-indent="false"/>
      <style:text-properties style:font-size-asian="10.5pt"/>
    </style:style>
    <style:style style:name="Corpo_20_do_20_texto_3a__20_texto_20__28_referência_29_" style:display-name="Corpo do texto: texto (referência)" style:family="paragraph" style:parent-style-name="TCC_20_Univás" style:master-page-name="">
      <style:paragraph-properties fo:line-height="100%" style:page-number="auto"/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tas_20_de_20_rodapé" style:display-name="Notas de rodapé" style:family="paragraph" style:parent-style-name="TCC_20_Univás" style:master-page-name="">
      <style:paragraph-properties fo:margin-left="0.6cm" fo:margin-right="0cm" fo:text-indent="-0.6cm" style:auto-text-indent="false" style:page-number="auto">
        <style:tab-stops/>
      </style:paragraph-properties>
      <style:text-properties fo:font-size="8pt" style:font-size-asian="10.5pt"/>
    </style:style>
    <style:style style:name="Corpo_20_do_20_texto_3a__20_subtítulos_20_2" style:display-name="Corpo do texto: subtítulos 2" style:family="paragraph" style:parent-style-name="TCC_20_Univás" style:next-style-name="Corpo_20_do_20_texto_3a__20_texto_20__28_geral_29_" style:default-outline-level="3" style:list-style-name="TCC_20_Univás_3a__20_númeração_20_títulos_20_e_20_subtítulos">
      <style:paragraph-properties fo:margin-left="0cm" fo:margin-right="0cm" fo:line-height="150%" fo:text-indent="0cm" style:auto-text-indent="false"/>
      <style:text-properties fo:font-weight="bold" style:font-size-asian="10.5pt"/>
    </style:style>
    <style:style style:name="Sumário_3a__20_itens_20_nível_20_3" style:display-name="Sumário: itens nível 3" style:family="paragraph" style:parent-style-name="TCC_20_Univás">
      <style:paragraph-properties fo:margin-left="1.016cm" fo:margin-right="0cm" fo:line-height="150%" fo:text-indent="0cm" style:auto-text-indent="false"/>
      <style:text-properties style:font-size-asian="10.5pt"/>
    </style:style>
    <style:style style:name="Legenda_20_de_20_figuras_2f_tabelas" style:display-name="Legenda de figuras/tabelas" style:family="paragraph" style:parent-style-name="TCC_20_Univás" style:master-page-name="">
      <style:paragraph-properties fo:margin-top="0cm" fo:margin-bottom="0cm" loext:contextual-spacing="false" fo:text-align="center" style:justify-single-word="false" style:page-number="auto"/>
      <style:text-properties fo:font-size="8pt" style:font-size-asian="10.5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CC_20_Univás_3a__20_númeração_20_títulos_20_e_20_subtítulos" style:display-name="TCC Univás: númeração títulos e subtítulo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fo:background-color="transparent" style:register-truth-ref-style-name="Rodapé_3a__20_númeração_20_de_20_páginas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0</text:page-number></text:p>
      </style:footer>
    </style:master-page>
    <style:master-page style:name="TCC_20_Univás_3a__20_elementos_20_pré-textuais" style:display-name="TCC Univás: elementos pré-textuais" style:page-layout-name="Mpm3"/>
    <style:master-page style:name="First_20_Page" style:display-name="First Page" style:page-layout-name="Mpm1" style:next-style-name="Standard"/>
    <style:master-page style:name="TCC_20_Univás_3a__20_elementos_20_textuais_20__28_com_20_núm._20_pág._29_" style:display-name="TCC Univás: elementos textuais (com núm. pág.)" style:page-layout-name="Mpm4">
      <style:footer>
        <text:p text:style-name="Rodapé_3a__20_númeração_20_de_20_páginas"><text:page-number text:select-page="current">17</text:page-number></text:p>
      </style:footer>
    </style:master-page>
    <style:master-page style:name="TCC_20_Univás_3a__20_elementos_20_textuais_20__28_sem_20_núm._20_pág._29_" style:display-name="TCC Univás: elementos textuais (sem núm. pág.)" style:page-layout-name="Mpm5" style:next-style-name="TCC_20_Univás_3a__20_elementos_20_textuais_20__28_com_20_núm._20_pág._29_">
      <style:footer>
        <text:p text:style-name="Rodapé_3a__20_númeração_20_de_20_páginas"/>
      </style:footer>
    </style:master-page>
    <style:master-page style:name="TCC_20_Univás_3a__20_elementos_20_pós-textuais" style:display-name="TCC Univás: elementos pós-textuais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0:27:12.245000000</meta:creation-date>
    <meta:editing-duration>P2DT5H56M2S</meta:editing-duration>
    <meta:editing-cycles>861</meta:editing-cycles>
    <meta:generator>LibreOffice/4.3.7.2$Windows_x86 LibreOffice_project/8a35821d8636a03b8bf4e15b48f59794652c68ba</meta:generator>
    <meta:initial-creator>Felipe Rodrigues</meta:initial-creator>
    <dc:date>2015-08-16T15:01:40.188000000</dc:date>
    <meta:document-statistic meta:table-count="3" meta:image-count="0" meta:object-count="0" meta:page-count="19" meta:paragraph-count="301" meta:word-count="2433" meta:character-count="17447" meta:non-whitespace-character-count="15274"/>
  </office:meta>
</office:document-meta>
</file>